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45.svm"/>
  <manifest:file-entry manifest:media-type="" manifest:full-path="Pictures/TablePreview44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image/png" manifest:full-path="Pictures/10000000000003200000025819812F21.png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43.svm"/>
  <manifest:file-entry manifest:media-type="" manifest:full-path="Pictures/TablePreview3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3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3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3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3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7cm"/>
    </style:style>
    <style:style style:name="gr5" style:family="graphic" style:parent-style-name="objectwithoutfill">
      <style:graphic-properties svg:stroke-width="0.053cm" svg:stroke-color="#ff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ff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cc33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</style:style>
    <style:style style:name="gr12" style:family="graphic" style:parent-style-name="objectwithoutfill">
      <style:graphic-properties svg:stroke-width="0.053cm" svg:stroke-color="#66ff66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5" style:family="graphic" style:parent-style-name="objectwithoutfill">
      <style:graphic-properties svg:stroke-width="0.053cm" svg:stroke-color="#66ff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</style:style>
    <style:style style:name="gr17" style:family="graphic" style:parent-style-name="objectwithoutfill">
      <style:graphic-properties svg:stroke-width="0.053cm" svg:stroke-color="#00cc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marker-end="Arrow_20_concave" draw:marker-end-width="0.3cm" draw:fill="none" draw:textarea-vertical-align="middle"/>
    </style:style>
    <style:style style:name="gr20" style:family="graphic" style:parent-style-name="objectwithoutfill">
      <style:graphic-properties svg:stroke-width="0.053cm" svg:stroke-color="#ff66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 style:list-style-name="L2">
      <style:graphic-properties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169cm"/>
    </style:style>
    <style:style style:name="pr8" style:family="presentation" style:parent-style-name="lyt-bluelinesgrad-outline1">
      <style:graphic-properties fo:min-height="11.886cm"/>
    </style:style>
    <style:style style:name="pr9" style:family="presentation" style:parent-style-name="lyt-bluelinesgrad-outline1" style:list-style-name="L2">
      <style:graphic-properties fo:min-height="6.593cm"/>
    </style:style>
    <style:style style:name="pr10" style:family="presentation" style:parent-style-name="lyt-bluelinesgrad-outline1">
      <style:graphic-properties fo:min-height="12.303cm"/>
    </style:style>
    <style:style style:name="pr11" style:family="presentation" style:parent-style-name="lyt-bluelinesgrad-outline1" style:list-style-name="L12">
      <style:graphic-properties fo:min-height="7.595cm"/>
    </style:style>
    <style:style style:name="pr12" style:family="presentation" style:parent-style-name="lyt-bluelinesgrad-outline1">
      <style:graphic-properties draw:auto-grow-height="true" fo:min-height="0.764cm"/>
    </style:style>
    <style:style style:name="pr13" style:family="presentation" style:parent-style-name="lyt-bluelinesgrad-outline1">
      <style:graphic-properties draw:auto-grow-height="true" fo:min-height="0.778cm"/>
    </style:style>
    <style:style style:name="pr14" style:family="presentation" style:parent-style-name="lyt-bluelinesgrad-outline1">
      <style:graphic-properties draw:auto-grow-height="true" fo:min-height="8.486cm"/>
    </style:style>
    <style:style style:name="pr15" style:family="presentation" style:parent-style-name="lyt-bluelinesgrad-outline1">
      <style:graphic-properties fo:min-height="1.865cm"/>
    </style:style>
    <style:style style:name="pr16" style:family="presentation" style:parent-style-name="lyt-bluelinesgrad-outline1">
      <style:graphic-properties fo:min-height="1cm"/>
    </style:style>
    <style:style style:name="pr17" style:family="presentation" style:parent-style-name="lyt-bluelinesgrad-outline1">
      <style:graphic-properties fo:min-height="2.542cm"/>
    </style:style>
    <style:style style:name="pr18" style:family="presentation" style:parent-style-name="lyt-bluelinesgrad-outline1">
      <style:graphic-properties draw:auto-grow-height="true" fo:min-height="12.579cm"/>
    </style:style>
    <style:style style:name="pr19" style:family="presentation" style:parent-style-name="lyt-bluelinesgrad-outline1">
      <style:graphic-properties fo:min-height="10.736cm"/>
    </style:style>
    <style:style style:name="pr20" style:family="presentation" style:parent-style-name="lyt-bluelinesgrad-outline1">
      <style:graphic-properties fo:min-height="13.09cm"/>
    </style:style>
    <style:style style:name="pr21" style:family="presentation" style:parent-style-name="lyt-bluelinesgrad-outline1">
      <style:graphic-properties fo:min-height="12.499cm"/>
    </style:style>
    <style:style style:name="pr22" style:family="presentation" style:parent-style-name="lyt-bluelinesgrad-outline1">
      <style:graphic-properties fo:min-height="2.033cm"/>
    </style:style>
    <style:style style:name="pr23" style:family="presentation" style:parent-style-name="lyt-bluelinesgrad-outline1">
      <style:graphic-properties fo:min-height="12.321cm"/>
    </style:style>
    <style:style style:name="co1" style:family="table-column">
      <style:table-column-properties style:column-width="7.649cm" style:use-optimal-column-width="false"/>
    </style:style>
    <style:style style:name="co2" style:family="table-column">
      <style:table-column-properties style:column-width="7.823cm" style:use-optimal-column-width="false"/>
    </style:style>
    <style:style style:name="co3" style:family="table-column">
      <style:table-column-properties style:column-width="5.599cm" style:use-optimal-column-width="false"/>
    </style:style>
    <style:style style:name="co4" style:family="table-column">
      <style:table-column-properties style:column-width="1.23cm" style:use-optimal-column-width="false"/>
    </style:style>
    <style:style style:name="co5" style:family="table-column">
      <style:table-column-properties style:column-width="12.889cm" style:use-optimal-column-width="false"/>
    </style:style>
    <style:style style:name="co6" style:family="table-column">
      <style:table-column-properties style:column-width="25.199cm" style:use-optimal-column-width="false"/>
    </style:style>
    <style:style style:name="co7" style:family="table-column">
      <style:table-column-properties style:column-width="5.141cm" style:use-optimal-column-width="false"/>
    </style:style>
    <style:style style:name="co8" style:family="table-column">
      <style:table-column-properties style:column-width="5.891cm" style:use-optimal-column-width="false"/>
    </style:style>
    <style:style style:name="co9" style:family="table-column">
      <style:table-column-properties style:column-width="16.568cm" style:use-optimal-column-width="false"/>
    </style:style>
    <style:style style:name="co10" style:family="table-column">
      <style:table-column-properties style:column-width="5.009cm" style:use-optimal-column-width="false"/>
    </style:style>
    <style:style style:name="co11" style:family="table-column">
      <style:table-column-properties style:column-width="5.935cm" style:use-optimal-column-width="false"/>
    </style:style>
    <style:style style:name="co12" style:family="table-column">
      <style:table-column-properties style:column-width="18.269cm" style:use-optimal-column-width="false"/>
    </style:style>
    <style:style style:name="co13" style:family="table-column">
      <style:table-column-properties style:column-width="9.092cm" style:use-optimal-column-width="false"/>
    </style:style>
    <style:style style:name="co14" style:family="table-column">
      <style:table-column-properties style:column-width="3.802cm" style:use-optimal-column-width="false"/>
    </style:style>
    <style:style style:name="co15" style:family="table-column">
      <style:table-column-properties style:column-width="5.18cm" style:use-optimal-column-width="false"/>
    </style:style>
    <style:style style:name="co16" style:family="table-column">
      <style:table-column-properties style:column-width="3.678cm" style:use-optimal-column-width="false"/>
    </style:style>
    <style:style style:name="co17" style:family="table-column">
      <style:table-column-properties style:column-width="26.986cm" style:use-optimal-column-width="false"/>
    </style:style>
    <style:style style:name="co18" style:family="table-column">
      <style:table-column-properties style:column-width="25.511cm" style:use-optimal-column-width="false"/>
    </style:style>
    <style:style style:name="co19" style:family="table-column">
      <style:table-column-properties style:column-width="4.872cm" style:use-optimal-column-width="false"/>
    </style:style>
    <style:style style:name="co20" style:family="table-column">
      <style:table-column-properties style:column-width="6.4cm" style:use-optimal-column-width="false"/>
    </style:style>
    <style:style style:name="co21" style:family="table-column">
      <style:table-column-properties style:column-width="26.374cm" style:use-optimal-column-width="false"/>
    </style:style>
    <style:style style:name="co22" style:family="table-column">
      <style:table-column-properties style:column-width="9.392cm" style:use-optimal-column-width="false"/>
    </style:style>
    <style:style style:name="co23" style:family="table-column">
      <style:table-column-properties style:column-width="17.62cm" style:use-optimal-column-width="false"/>
    </style:style>
    <style:style style:name="co24" style:family="table-column">
      <style:table-column-properties style:column-width="7.071cm" style:use-optimal-column-width="false"/>
    </style:style>
    <style:style style:name="co25" style:family="table-column">
      <style:table-column-properties style:column-width="3.592cm" style:use-optimal-column-width="false"/>
    </style:style>
    <style:style style:name="co26" style:family="table-column">
      <style:table-column-properties style:column-width="8.519cm" style:use-optimal-column-width="false"/>
    </style:style>
    <style:style style:name="co27" style:family="table-column">
      <style:table-column-properties style:column-width="17.573cm" style:use-optimal-column-width="false"/>
    </style:style>
    <style:style style:name="co28" style:family="table-column">
      <style:table-column-properties style:column-width="9.939cm" style:use-optimal-column-width="false"/>
    </style:style>
    <style:style style:name="co29" style:family="table-column">
      <style:table-column-properties style:column-width="6cm" style:use-optimal-column-width="false"/>
    </style:style>
    <style:style style:name="co30" style:family="table-column">
      <style:table-column-properties style:column-width="24.149cm" style:use-optimal-column-width="false"/>
    </style:style>
    <style:style style:name="co31" style:family="table-column">
      <style:table-column-properties style:column-width="9.252cm" style:use-optimal-column-width="false"/>
    </style:style>
    <style:style style:name="co32" style:family="table-column">
      <style:table-column-properties style:column-width="6.92cm" style:use-optimal-column-width="false"/>
    </style:style>
    <style:style style:name="co33" style:family="table-column">
      <style:table-column-properties style:column-width="12.389cm" style:use-optimal-column-width="false"/>
    </style:style>
    <style:style style:name="co34" style:family="table-column">
      <style:table-column-properties style:column-width="12.4cm" style:use-optimal-column-width="false"/>
    </style:style>
    <style:style style:name="co35" style:family="table-column">
      <style:table-column-properties style:column-width="11.174cm" style:use-optimal-column-width="false"/>
    </style:style>
    <style:style style:name="co36" style:family="table-column">
      <style:table-column-properties style:column-width="5.082cm" style:use-optimal-column-width="false"/>
    </style:style>
    <style:style style:name="co37" style:family="table-column">
      <style:table-column-properties style:column-width="2.581cm" style:use-optimal-column-width="false"/>
    </style:style>
    <style:style style:name="co38" style:family="table-column">
      <style:table-column-properties style:column-width="8.401cm" style:use-optimal-column-width="false"/>
    </style:style>
    <style:style style:name="co39" style:family="table-column">
      <style:table-column-properties style:column-width="4.2cm" style:use-optimal-column-width="false"/>
    </style:style>
    <style:style style:name="co40" style:family="table-column">
      <style:table-column-properties style:column-width="4.999cm" style:use-optimal-column-width="false"/>
    </style:style>
    <style:style style:name="co41" style:family="table-column">
      <style:table-column-properties style:column-width="6.35cm" style:use-optimal-column-width="false"/>
    </style:style>
    <style:style style:name="co42" style:family="table-column">
      <style:table-column-properties style:column-width="8.599cm" style:use-optimal-column-width="false"/>
    </style:style>
    <style:style style:name="co43" style:family="table-column">
      <style:table-column-properties style:column-width="6.199cm" style:use-optimal-column-width="false"/>
    </style:style>
    <style:style style:name="ro1" style:family="table-row">
      <style:table-row-properties style:row-height="4.83cm"/>
    </style:style>
    <style:style style:name="ro2" style:family="table-row">
      <style:table-row-properties style:row-height="4.831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1.173cm"/>
    </style:style>
    <style:style style:name="ro6" style:family="table-row">
      <style:table-row-properties style:row-height="5.186cm"/>
    </style:style>
    <style:style style:name="ro7" style:family="table-row">
      <style:table-row-properties style:row-height="0.676cm"/>
    </style:style>
    <style:style style:name="ro8" style:family="table-row">
      <style:table-row-properties style:row-height="0.655cm"/>
    </style:style>
    <style:style style:name="ro9" style:family="table-row">
      <style:table-row-properties style:row-height="0.6cm"/>
    </style:style>
    <style:style style:name="ro10" style:family="table-row">
      <style:table-row-properties style:row-height="0.761cm"/>
    </style:style>
    <style:style style:name="ro11" style:family="table-row">
      <style:table-row-properties style:row-height="9.278cm"/>
    </style:style>
    <style:style style:name="ro12" style:family="table-row">
      <style:table-row-properties style:row-height="10.797cm"/>
    </style:style>
    <style:style style:name="ro13" style:family="table-row">
      <style:table-row-properties style:row-height="10.047cm"/>
    </style:style>
    <style:style style:name="ro14" style:family="table-row">
      <style:table-row-properties style:row-height="0.73cm"/>
    </style:style>
    <style:style style:name="ro15" style:family="table-row">
      <style:table-row-properties style:row-height="6.709cm"/>
    </style:style>
    <style:style style:name="ro16" style:family="table-row">
      <style:table-row-properties style:row-height="0.731cm"/>
    </style:style>
    <style:style style:name="ro17" style:family="table-row">
      <style:table-row-properties style:row-height="0.769cm"/>
    </style:style>
    <style:style style:name="ro18" style:family="table-row">
      <style:table-row-properties style:row-height="0.8cm"/>
    </style:style>
    <style:style style:name="ro19" style:family="table-row">
      <style:table-row-properties style:row-height="1.685cm"/>
    </style:style>
    <style:style style:name="ro20" style:family="table-row">
      <style:table-row-properties style:row-height="6.273cm"/>
    </style:style>
    <style:style style:name="ro21" style:family="table-row">
      <style:table-row-properties style:row-height="3.921cm"/>
    </style:style>
    <style:style style:name="ro22" style:family="table-row">
      <style:table-row-properties style:row-height="10.999cm"/>
    </style:style>
    <style:style style:name="ro23" style:family="table-row">
      <style:table-row-properties style:row-height="0.854cm"/>
    </style:style>
    <style:style style:name="ro24" style:family="table-row">
      <style:table-row-properties style:row-height="2.062cm"/>
    </style:style>
    <style:style style:name="ro25" style:family="table-row">
      <style:table-row-properties style:row-height="0.895cm"/>
    </style:style>
    <style:style style:name="ce1" style:family="table-cell">
      <style:graphic-properties draw:fill="none" draw:fill-color="#00cc33" style:repeat="repeat"/>
      <style:paragraph-properties fo:text-align="center" fo:border="0.08cm solid #ffffff"/>
      <style:text-properties fo:color="#ffffff" fo:font-family="'Apple SD Gothic Neo'" style:font-pitch="variable" fo:font-weight="bold" style:font-weight-asian="bold" style:font-weight-complex="bold"/>
    </style:style>
    <style:style style:name="ce2" style:family="table-cell">
      <style:graphic-properties draw:fill="none" draw:fill-color="#ff0000" style:repeat="repeat"/>
      <style:paragraph-properties fo:border="0.08cm solid #ffffff"/>
      <style:text-properties fo:color="#ffffff" fo:font-family="'Apple SD Gothic Neo'" style:font-pitch="variable" fo:font-weight="bold" style:font-weight-asian="bold" style:font-weight-complex="bold"/>
    </style:style>
    <style:style style:name="ce3" style:family="table-cell">
      <style:graphic-properties draw:fill="none" style:repeat="repeat"/>
      <style:paragraph-properties fo:text-align="center" fo:border="0.05cm solid #ffffff"/>
      <style:text-properties fo:color="#ffffff" fo:font-family="'Apple SD Gothic Neo'" style:font-pitch="variable"/>
    </style:style>
    <style:style style:name="ce4" style:family="table-cell">
      <style:graphic-properties draw:fill="none" style:repeat="repeat"/>
      <style:paragraph-properties fo:text-align="center" fo:border="0.05cm solid #ffff00"/>
      <style:text-properties fo:color="#ffff00" fo:font-family="'Apple SD Gothic Neo'" style:font-pitch="variable"/>
    </style:style>
    <style:style style:name="ce5" style:family="table-cell">
      <style:graphic-properties draw:fill="solid" draw:fill-color="#ffffff" style:repeat="repeat"/>
      <style:text-properties fo:color="#333333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ce6" style:family="table-cell">
      <style:graphic-properties draw:fill="solid" draw:fill-color="#ffffff" style:repeat="repeat"/>
      <style:text-properties fo:color="#000000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none" draw:fill-color="#ffffff" style:repeat="repeat"/>
      <style:paragraph-properties fo:border="none"/>
      <style:text-properties fo:color="#ffffff" fo:font-family="'Lucida Grande'" style:font-pitch="variable" fo:font-size="11pt" style:font-size-asian="11pt" style:font-size-complex="11pt"/>
    </style:style>
    <style:style style:name="ce8" style:family="table-cell">
      <style:graphic-properties draw:fill="none" draw:fill-color="#ffffff" style:repeat="repeat"/>
      <style:paragraph-properties fo:text-align="start" fo:border="none"/>
      <style:text-properties fo:color="#ffffff" fo:font-family="'Lucida Grande'" style:font-pitch="variable" fo:font-size="11pt" style:font-size-asian="11pt" style:font-size-complex="11pt"/>
    </style:style>
    <style:style style:name="ce9" style:family="table-cell">
      <style:graphic-properties draw:fill="none" draw:fill-color="#ffffff" style:repeat="repeat"/>
      <style:paragraph-properties fo:border="none"/>
      <style:text-properties fo:color="#ffff00" fo:font-family="'Lucida Grande'" style:font-pitch="variable" fo:font-size="11pt" style:font-size-asian="11pt" style:font-size-complex="11pt"/>
    </style:style>
    <style:style style:name="ce10" style:family="table-cell">
      <style:graphic-properties draw:fill="none" style:repeat="repeat"/>
      <style:paragraph-properties fo:text-align="center" fo:border="0.02cm solid #ffffff"/>
      <style:text-properties fo:font-size="12pt" style:font-size-asian="12pt" style:font-size-complex="12pt"/>
    </style:style>
    <style:style style:name="ce11" style:family="table-cell">
      <style:graphic-properties draw:fill="solid" draw:fill-color="#ffffff" style:repeat="repeat"/>
      <style:text-properties fo:color="#000066" fo:font-family="Courier" style:font-style-name="Oblique" style:font-family-generic="modern" style:font-pitch="variable" fo:font-size="10pt" style:font-size-asian="10pt" style:font-size-complex="10pt"/>
    </style:style>
    <style:style style:name="ce12" style:family="table-cell">
      <style:graphic-properties draw:fill="none" draw:fill-color="#0066cc" style:repeat="repeat"/>
      <style:paragraph-properties fo:text-align="center" fo:border="0.02cm solid #ffffff"/>
      <style:text-properties fo:color="#ffffff" fo:font-size="12pt" style:font-size-asian="12pt" style:font-size-complex="12pt"/>
    </style:style>
    <style:style style:name="ce13" style:family="table-cell">
      <style:graphic-properties draw:fill="solid" draw:fill-color="#ffff66" style:repeat="repeat"/>
      <style:paragraph-properties fo:text-align="center" fo:border="0.02cm solid #ffffff"/>
      <style:text-properties fo:color="#0066ff" fo:font-size="12pt" style:font-size-asian="12pt" style:font-size-complex="12pt"/>
    </style:style>
    <style:style style:name="ce14" style:family="table-cell">
      <style:graphic-properties draw:fill="solid" draw:fill-color="#ffffff" style:repeat="repeat" draw:textarea-vertical-align="middle"/>
      <style:paragraph-properties fo:border="0.05cm solid #ff0000"/>
      <style:text-properties fo:color="#000000" fo:font-family="'Apple SD Gothic Neo'" style:font-pitch="variable" fo:font-size="12pt" fo:font-weight="bold" style:font-size-asian="12pt" style:font-weight-asian="bold" style:font-size-complex="12pt" style:font-weight-complex="bold"/>
    </style:style>
    <style:style style:name="ce15" style:family="table-cell">
      <style:graphic-properties draw:fill="solid" draw:fill-color="#333333" style:repeat="repeat"/>
      <style:paragraph-properties fo:border="0.02cm solid #ffffff"/>
      <style:text-properties fo:font-family="Menlo" style:font-style-name="Italic" style:font-pitch="variable" fo:font-size="12pt" style:font-size-asian="12pt" style:font-size-complex="12pt"/>
    </style:style>
    <style:style style:name="ce16" style:family="table-cell">
      <style:graphic-properties draw:fill="none" draw:fill-color="#ffffff" style:repeat="repeat"/>
      <style:paragraph-properties fo:text-align="center" fo:border="0.05cm solid #ff00ff"/>
      <style:text-properties fo:color="#ff00ff" fo:font-family="'Apple SD Gothic Neo'" style:font-pitch="variable"/>
    </style:style>
    <style:style style:name="ce17" style:family="table-cell">
      <style:graphic-properties style:repeat="repeat"/>
      <style:paragraph-properties fo:text-align="center" fo:border="0.05cm solid #ffff00"/>
      <style:text-properties fo:color="#ffff00" fo:font-family="'Apple SD Gothic Neo'" style:font-pitch="variable" fo:font-size="12pt" style:font-size-asian="12pt" style:font-size-complex="12pt"/>
    </style:style>
    <style:style style:name="ce18" style:family="table-cell">
      <style:graphic-properties draw:fill="none" style:repeat="repeat"/>
      <style:paragraph-properties fo:text-align="center" fo:border="0.05cm solid #00cc33"/>
      <style:text-properties fo:color="#00cc33" fo:font-family="'Apple SD Gothic Neo'" style:font-pitch="variable" fo:font-size="12pt" style:font-size-asian="12pt" style:font-size-complex="12pt"/>
    </style:style>
    <style:style style:name="ce19" style:family="table-cell">
      <style:graphic-properties draw:fill="solid" draw:fill-color="#333333" style:repeat="repeat"/>
      <style:paragraph-properties fo:border="0.02cm solid #ffff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Menlo" style:font-style-name="Italic" style:font-pitch="variable" fo:font-size="10pt" style:font-size-asian="10pt" style:font-size-complex="10pt"/>
    </style:style>
    <style:style style:name="ce20" style:family="table-cell">
      <style:graphic-properties draw:fill="none" style:repeat="repeat"/>
      <style:paragraph-properties fo:text-align="center" fo:border="0.05cm solid #ffff00"/>
      <style:text-properties fo:color="#ffff00" fo:font-family="'Apple SD Gothic Neo'" style:font-pitch="variable" fo:font-size="12pt" style:font-size-asian="12pt" style:font-size-complex="12pt"/>
    </style:style>
    <style:style style:name="ce21" style:family="table-cell">
      <style:graphic-properties draw:fill="none" style:repeat="repeat"/>
      <style:paragraph-properties fo:text-align="center" fo:border="0.05cm solid #00cc33"/>
      <style:text-properties fo:color="#00ff66" fo:font-family="'Apple SD Gothic Neo'" style:font-pitch="variable" fo:font-size="12pt" style:font-size-asian="12pt" style:font-size-complex="12pt"/>
    </style:style>
    <style:style style:name="ce22" style:family="table-cell">
      <style:graphic-properties draw:fill="solid" draw:fill-color="#333333" style:repeat="repeat"/>
      <style:paragraph-properties fo:border="0.02cm solid #ffff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enlo" style:font-style-name="Italic" style:font-pitch="variable" fo:font-size="12pt" style:font-size-asian="12pt" style:font-size-complex="12pt"/>
    </style:style>
    <style:style style:name="ce23" style:family="table-cell">
      <style:graphic-properties draw:fill="none" style:repeat="repeat"/>
      <style:paragraph-properties fo:text-align="center" fo:border="0.05cm solid #00cc33"/>
      <style:text-properties fo:color="#00ff66" fo:font-family="'Apple SD Gothic Neo'" style:font-pitch="variable" fo:font-size="12pt" style:text-underline-style="none" style:font-size-asian="12pt" style:font-size-complex="12pt"/>
    </style:style>
    <style:style style:name="ce24" style:family="table-cell">
      <style:graphic-properties draw:fill="solid" draw:fill-color="#ffffff" style:repeat="repeat"/>
      <style:text-properties fo:color="#000066" fo:font-family="Courier" style:font-style-name="Oblique" style:font-family-generic="modern" style:font-pitch="variable" fo:font-size="14pt" style:font-size-asian="14pt" style:font-size-complex="14pt"/>
    </style:style>
    <style:style style:name="ce25" style:family="table-cell">
      <style:graphic-properties draw:fill="solid" draw:fill-color="#ff00ff" style:repeat="repeat"/>
      <style:paragraph-properties fo:border="0.05cm solid #ffffff"/>
    </style:style>
    <style:style style:name="ce26" style:family="table-cell">
      <style:graphic-properties draw:fill="solid" draw:fill-color="#00ccff" style:repeat="repeat"/>
      <style:paragraph-properties fo:border="0.05cm solid #ffffff"/>
    </style:style>
    <style:style style:name="ce27" style:family="table-cell">
      <style:graphic-properties draw:fill="solid" draw:fill-color="#00cc33" style:repeat="repeat"/>
      <style:paragraph-properties fo:border="0.05cm solid #ffffff"/>
    </style:style>
    <style:style style:name="ce28" style:family="table-cell">
      <style:graphic-properties draw:fill="solid" draw:fill-color="#ffff00" style:repeat="repeat"/>
      <style:paragraph-properties fo:border="0.05cm solid #ffffff"/>
    </style:style>
    <style:style style:name="ce29" style:family="table-cell">
      <style:graphic-properties draw:fill="none" style:repeat="repeat"/>
      <style:paragraph-properties fo:text-align="center" fo:border="0.05cm solid #ff00ff"/>
      <style:text-properties fo:color="#ff00ff" fo:font-family="'Apple SD Gothic Neo'" style:font-pitch="variable" fo:font-size="14pt" style:font-size-asian="14pt" style:font-size-complex="14pt"/>
    </style:style>
    <style:style style:name="ce30" style:family="table-cell">
      <style:graphic-properties draw:fill="none" style:repeat="repeat"/>
      <style:paragraph-properties fo:border="0.05cm solid #00ccff"/>
      <style:text-properties fo:color="#00ccff" fo:font-family="'Apple SD Gothic Neo'" style:font-pitch="variable" fo:font-size="14pt" style:font-size-asian="14pt" style:font-size-complex="14pt"/>
    </style:style>
    <style:style style:name="ce31" style:family="table-cell">
      <style:graphic-properties draw:fill="none" style:repeat="repeat"/>
      <style:paragraph-properties fo:text-align="center" fo:border="0.05cm solid #00cc33"/>
      <style:text-properties fo:color="#00cc33" fo:font-family="'Apple SD Gothic Neo'" style:font-pitch="variable" fo:font-size="14pt" style:font-size-asian="14pt" style:font-size-complex="14pt"/>
    </style:style>
    <style:style style:name="ce32" style:family="table-cell">
      <style:graphic-properties draw:fill="none" style:repeat="repeat"/>
      <style:paragraph-properties fo:text-align="center" fo:border="0.05cm solid #ffff00"/>
      <style:text-properties fo:color="#ffff00" fo:font-family="'Apple SD Gothic Neo'" style:font-pitch="variable" fo:font-size="14pt" style:font-size-asian="14pt" style:font-size-complex="14pt"/>
    </style:style>
    <style:style style:name="ce33" style:family="table-cell">
      <style:graphic-properties draw:fill="none" style:repeat="repeat"/>
      <style:paragraph-properties fo:text-align="center" fo:border="0.05cm solid #ff6600"/>
      <style:text-properties fo:color="#ff6600" fo:font-family="'Apple SD Gothic Neo'" style:font-pitch="variable" fo:font-size="14pt" style:font-size-asian="14pt" style:font-size-complex="1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family="'Apple SD Gothic Neo'" style:font-pitch="variable" fo:font-size="3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00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8.1000003814697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Apple SD Gothic Neo'" style:font-pitch="variable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text-properties fo:font-family="'Apple SD Gothic Neo'" style:font-pitch="variable" fo:font-size="14pt" style:font-size-asian="14pt" style:font-size-complex="14pt"/>
    </style:style>
    <style:style style:name="P15" style:family="paragraph">
      <style:text-properties fo:font-family="'Apple SD Gothic Neo'" style:font-pitch="variable" fo:font-size="22pt" style:font-size-asian="22pt" style:font-size-complex="22pt"/>
    </style:style>
    <style:style style:name="P16" style:family="paragraph">
      <style:paragraph-properties fo:text-align="end"/>
      <style:text-properties fo:color="#ff00ff" fo:font-family="'Apple SD Gothic Neo'" style:font-pitch="variable"/>
    </style:style>
    <style:style style:name="P17" style:family="paragraph">
      <style:paragraph-properties fo:text-align="end"/>
      <style:text-properties fo:color="#ffff00" fo:font-family="'Apple SD Gothic Neo'" style:font-pitch="variable" fo:font-size="18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family="'Apple SD Gothic Neo'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family="'Apple SD Gothic Neo'" style:font-pitch="variabl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Apple SD Gothic Neo'" style:font-pitch="variable"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'Apple SD Gothic Neo'" style:font-pitch="variable" fo:font-weight="bold" style:font-weight-asian="bold" style:font-weight-complex="bold"/>
    </style:style>
    <style:style style:name="T7" style:family="text">
      <style:text-properties fo:color="#ffffff" fo:font-family="'Apple SD Gothic Neo'" style:font-pitch="variable"/>
    </style:style>
    <style:style style:name="T8" style:family="text">
      <style:text-properties fo:color="#ffff00" fo:font-family="'Apple SD Gothic Neo'" style:font-pitch="variable"/>
    </style:style>
    <style:style style:name="T9" style:family="text">
      <style:text-properties fo:color="#ffff00"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808080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9933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333333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cc0000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66cc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66ff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color="#808080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color="#3399ff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0000ff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966cc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007826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000066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ffffff" fo:font-family="'Lucida Grande'" style:font-pitch="variable" fo:font-size="11pt" style:font-size-asian="11pt" style:font-size-complex="11pt"/>
    </style:style>
    <style:style style:name="T26" style:family="text">
      <style:text-properties fo:color="#ffff00" fo:font-family="'Lucida Grande'" style:font-pitch="variable" fo:font-size="11pt" style:font-size-asian="11pt" style:font-size-complex="11pt"/>
    </style:style>
    <style:style style:name="T27" style:family="text">
      <style:text-properties fo:color="#ffffff" fo:font-size="11pt" style:font-size-asian="11pt" style:font-size-complex="11pt"/>
    </style:style>
    <style:style style:name="T28" style:family="text">
      <style:text-properties fo:color="#ffff00" fo:font-size="11pt" style:font-size-asian="11pt" style:font-size-complex="11pt"/>
    </style:style>
    <style:style style:name="T29" style:family="text">
      <style:text-properties fo:color="#ffffff" fo:font-family="'Lucida Grande'" style:font-pitch="variable" fo:font-size="12pt" style:font-size-asian="12pt" style:font-size-complex="12pt"/>
    </style:style>
    <style:style style:name="T30" style:family="text">
      <style:text-properties fo:color="#000066" fo:font-family="Courier" style:font-style-name="Oblique" style:font-family-generic="modern" style:font-pitch="variable" fo:font-size="10pt" style:font-size-asian="10pt" style:font-size-complex="10pt"/>
    </style:style>
    <style:style style:name="T31" style:family="text">
      <style:text-properties fo:color="#808080" fo:font-family="Courier" style:font-style-name="Oblique" style:font-family-generic="modern" style:font-pitch="variable" fo:font-size="10pt" style:font-size-asian="10pt" style:font-size-complex="10pt"/>
    </style:style>
    <style:style style:name="T32" style:family="text">
      <style:text-properties fo:color="#0000ff" fo:font-family="Courier" style:font-style-name="Oblique" style:font-family-generic="modern" style:font-pitch="variable" fo:font-size="10pt" style:font-size-asian="10pt" style:font-size-complex="10pt"/>
    </style:style>
    <style:style style:name="T33" style:family="text">
      <style:text-properties fo:color="#9999ff" fo:font-family="Courier" style:font-style-name="Oblique" style:font-family-generic="modern" style:font-pitch="variable" fo:font-size="10pt" style:font-size-asian="10pt" style:font-size-complex="10pt"/>
    </style:style>
    <style:style style:name="T34" style:family="text">
      <style:text-properties fo:color="#000066" fo:font-size="18pt"/>
    </style:style>
    <style:style style:name="T35" style:family="text">
      <style:text-properties fo:color="#000080" fo:font-family="Courier" style:font-style-name="Oblique" style:font-family-generic="modern" style:font-pitch="variable" fo:font-size="10pt" style:font-size-asian="10pt" style:font-size-complex="10pt"/>
    </style:style>
    <style:style style:name="T36" style:family="text">
      <style:text-properties fo:color="#ff00ff" fo:font-family="Courier" style:font-style-name="Oblique" style:font-family-generic="modern" style:font-pitch="variable" fo:font-size="10pt" style:font-size-asian="10pt" style:font-size-complex="10pt"/>
    </style:style>
    <style:style style:name="T37" style:family="text">
      <style:text-properties fo:color="#007826" fo:font-family="Courier" style:font-style-name="Oblique" style:font-family-generic="modern" style:font-pitch="variable" fo:font-size="10pt" style:font-size-asian="10pt" style:font-size-complex="10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0066ff" fo:font-family="'Lucida Grande'" style:font-pitch="variable" fo:font-size="12pt" style:font-size-asian="12pt" style:font-size-complex="12pt"/>
    </style:style>
    <style:style style:name="T40" style:family="text">
      <style:text-properties fo:color="#000000" fo:font-family="'Apple SD Gothic Neo'" style:font-pitch="variable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family="Menlo" style:font-style-name="Italic" style:font-pitch="variable" fo:font-size="12pt" style:font-size-asian="12pt" style:font-size-complex="12pt"/>
    </style:style>
    <style:style style:name="T42" style:family="text">
      <style:text-properties fo:color="#ff00ff" fo:font-family="Menlo" style:font-style-name="Italic" style:font-pitch="variable" fo:font-size="12pt" style:font-size-asian="12pt" style:font-size-complex="12pt"/>
    </style:style>
    <style:style style:name="T43" style:family="text">
      <style:text-properties fo:color="#ffff00" fo:font-family="Menlo" style:font-style-name="Italic" style:font-pitch="variable" fo:font-size="12pt" style:font-size-asian="12pt" style:font-size-complex="12pt"/>
    </style:style>
    <style:style style:name="T44" style:family="text">
      <style:text-properties fo:color="#00cc33" fo:font-family="Menlo" style:font-style-name="Italic" style:font-pitch="variable" fo:font-size="12pt" style:font-size-asian="12pt" style:font-size-complex="12pt"/>
    </style:style>
    <style:style style:name="T45" style:family="text">
      <style:text-properties fo:color="#ff00ff" fo:font-family="'Apple SD Gothic Neo'" style:font-pitch="variable" fo:font-size="12pt" style:font-size-asian="12pt" style:font-size-complex="12pt"/>
    </style:style>
    <style:style style:name="T46" style:family="text">
      <style:text-properties fo:color="#ffff00" fo:font-family="'Apple SD Gothic Neo'" style:font-pitch="variable" fo:font-size="12pt" style:font-size-asian="12pt" style:font-size-complex="12pt"/>
    </style:style>
    <style:style style:name="T47" style:family="text">
      <style:text-properties fo:color="#00cc33" fo:font-family="'Apple SD Gothic Neo'" style:font-pitch="variable" fo:font-size="12pt" style:font-size-asian="12pt" style:font-size-complex="12pt"/>
    </style:style>
    <style:style style:name="T48" style:family="text">
      <style:text-properties fo:color="#ffffff" fo:font-family="Menlo" style:font-style-name="Italic" style:font-pitch="variable" fo:font-size="12pt" style:font-family-asian="Menlo-Regular" style:font-size-asian="12pt" style:font-family-complex="Menlo-Regular" style:font-size-complex="12pt"/>
    </style:style>
    <style:style style:name="T49" style:family="text">
      <style:text-properties fo:color="#66ff66" fo:font-family="Menlo" style:font-style-name="Italic" style:font-pitch="variable" fo:font-size="12pt" style:font-family-asian="Menlo-Regular" style:font-size-asian="12pt" style:font-family-complex="Menlo-Regular" style:font-size-complex="12pt"/>
    </style:style>
    <style:style style:name="T50" style:family="text">
      <style:text-properties fo:color="#ffff00" fo:font-family="Menlo" style:font-style-name="Italic" style:font-pitch="variable" fo:font-size="12pt" style:font-family-asian="Menlo-Regular" style:font-size-asian="12pt" style:font-family-complex="Menlo-Regular" style:font-size-complex="12pt"/>
    </style:style>
    <style:style style:name="T51" style:family="text">
      <style:text-properties fo:font-family="'Apple SD Gothic Neo'" style:font-pitch="variable" fo:font-size="14pt" style:font-size-asian="14pt" style:font-size-complex="14pt"/>
    </style:style>
    <style:style style:name="T52" style:family="text">
      <style:text-properties fo:color="#00ff66" fo:font-family="'Apple SD Gothic Neo'" style:font-pitch="variable" fo:font-size="12pt" style:font-size-asian="12pt" style:font-size-complex="12pt"/>
    </style:style>
    <style:style style:name="T53" style:family="text">
      <style:text-properties fo:color="#ffffff" style:text-outline="false" style:text-line-through-style="none" fo:font-family="Menlo" style:font-style-name="Italic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66ff66" fo:font-family="Menlo" style:font-style-name="Italic" style:font-pitch="variable" fo:font-size="12pt" style:font-size-asian="12pt" style:font-size-complex="12pt"/>
    </style:style>
    <style:style style:name="T55" style:family="text">
      <style:text-properties fo:color="#00ff66" fo:font-family="'Apple SD Gothic Neo'" style:font-pitch="variable" fo:font-size="12pt" style:text-underline-style="none" style:font-size-asian="12pt" style:font-size-complex="12pt"/>
    </style:style>
    <style:style style:name="T56" style:family="text">
      <style:text-properties fo:font-family="'Apple SD Gothic Neo'" style:font-pitch="variable" fo:font-size="22pt" style:font-size-asian="22pt" style:font-size-complex="22pt"/>
    </style:style>
    <style:style style:name="T57" style:family="text">
      <style:text-properties fo:color="#ffffff" style:text-outline="false" style:text-line-through-style="none" fo:font-family="'Apple SD Gothic Neo'" style:font-pitch="variable" fo:font-size="16pt" fo:font-style="normal" fo:text-shadow="none" style:text-underline-style="none" fo:font-weight="normal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/>
    </style:style>
    <style:style style:name="T58" style:family="text">
      <style:text-properties fo:color="#ffffff" style:text-outline="false" style:text-line-through-style="none" fo:font-family="'Apple SD Gothic Neo'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00ff" style:text-outline="false" style:text-line-through-style="none" fo:font-family="'Apple SD Gothic Neo'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00ff" fo:font-family="'Apple SD Gothic Neo'" style:font-pitch="variable"/>
    </style:style>
    <style:style style:name="T61" style:family="text">
      <style:text-properties fo:color="#ffff00" style:text-outline="false" style:text-line-through-style="none" fo:font-family="'Apple SD Gothic Neo'" style:font-pitch="variable" fo:font-size="16pt" fo:font-style="normal" fo:text-shadow="none" style:text-underline-style="none" fo:font-weight="normal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/>
    </style:style>
    <style:style style:name="T62" style:family="text">
      <style:text-properties fo:color="#ffff00" style:text-outline="false" style:text-line-through-style="none" fo:font-family="'Apple SD Gothic Neo'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00" fo:font-family="'Apple SD Gothic Neo'" style:font-pitch="variable" fo:font-size="18pt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color="#808080" fo:font-family="Courier" style:font-style-name="Oblique" style:font-family-generic="modern" style:font-pitch="variable" fo:font-size="14pt" style:font-size-asian="14pt" style:font-size-complex="14pt"/>
    </style:style>
    <style:style style:name="T66" style:family="text">
      <style:text-properties fo:color="#000066" fo:font-family="Courier" style:font-style-name="Oblique" style:font-family-generic="modern" style:font-pitch="variable" fo:font-size="14pt" style:font-size-asian="14pt" style:font-size-complex="14pt"/>
    </style:style>
    <style:style style:name="T67" style:family="text">
      <style:text-properties fo:color="#ff00ff" fo:font-family="'Apple SD Gothic Neo'" style:font-pitch="variable" fo:font-size="14pt" style:font-size-asian="14pt" style:font-size-complex="14pt"/>
    </style:style>
    <style:style style:name="T68" style:family="text">
      <style:text-properties fo:color="#00ccff" fo:font-family="'Apple SD Gothic Neo'" style:font-pitch="variable" fo:font-size="14pt" style:font-size-asian="14pt" style:font-size-complex="14pt"/>
    </style:style>
    <style:style style:name="T69" style:family="text">
      <style:text-properties fo:color="#00cc33" fo:font-family="'Apple SD Gothic Neo'" style:font-pitch="variable" fo:font-size="14pt" style:font-size-asian="14pt" style:font-size-complex="14pt"/>
    </style:style>
    <style:style style:name="T70" style:family="text">
      <style:text-properties fo:color="#ffff00" fo:font-family="'Apple SD Gothic Neo'" style:font-pitch="variable" fo:font-size="14pt" style:font-size-asian="14pt" style:font-size-complex="14pt"/>
    </style:style>
    <style:style style:name="T71" style:family="text">
      <style:text-properties fo:color="#ff6600" fo:font-family="'Apple SD Gothic Neo'" style:font-pitch="variable" fo:font-size="14pt" style:font-size-asian="14pt" style:font-size-complex="14pt"/>
    </style:style>
    <style:style style:name="T72" style:family="text">
      <style:text-properties fo:font-size="28pt" style:font-size-asian="28pt" style:font-size-complex="28pt"/>
    </style:style>
    <style:style style:name="T73" style:family="text">
      <style:text-properties fo:color="#ffff00" fo:font-size="28pt" style:font-size-asian="28pt" style:font-size-complex="28pt"/>
    </style:style>
    <style:style style:name="T7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27cm" text:min-label-width="0.635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635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635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635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635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635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635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635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635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27cm" text:min-label-width="0.508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508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508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508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508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508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508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508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508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508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27cm" text:min-label-width="0.50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254cm" text:min-label-width="0.50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81cm" text:min-label-width="0.50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508cm" text:min-label-width="0.508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635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 text:min-label-width="0.508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27cm" text:min-label-width="0.381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27cm" text:min-label-width="0.381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27cm" text:min-label-width="0.381cm"/>
        <style:text-properties fo:font-family="StarSymbol" fo:color="#ff00ff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fo:color="#ff00ff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fo:color="#ff00ff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fo:color="#ff00ff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fo:color="#ff00ff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fo:color="#ff00ff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fo:color="#ff00ff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fo:color="#ff00ff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fo:color="#ff00ff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fo:color="#ff00ff" fo:font-size="45%"/>
      </text:list-level-style-bullet>
    </text:list-style>
    <text:list-style style:name="L10">
      <text:list-level-style-bullet text:level="1" text:bullet-char="●">
        <style:list-level-properties text:space-before="0.127cm" text:min-label-width="0.381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fo:color="#ffff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27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81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50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3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iscovering the iOS Instruments Server</text:span></text:p>
          </draw:text-box>
        </draw:frame>
        <draw:frame presentation:style-name="pr2" draw:text-style-name="P2" draw:layer="layout" svg:width="25.199cm" svg:height="11.886cm" svg:x="1.4cm" svg:y="6.014cm" presentation:class="subtitle" presentation:user-transformed="true">
          <draw:text-box>
            <text:p><text:span text:style-name="T2">Troy Bowman</text:span></text:p>
            <text:p><text:span text:style-name="T2">Hex-Rays</text:span></text:p>
            <text:p><text:span text:style-name="T2"/></text:p>
            <text:p><text:span text:style-name="T2">Recon Montreal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rpose of This Talk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Share our discoveries</text:p>
              </text:list-item>
              <text:list-item>
                <text:p>Document the steps we took to achieve our goal</text:p>
              </text:list-item>
              <text:list-item>
                <text:p>Discuss reverse-engineering techniques in iOS/OSX </text:p>
              </text:list-item>
              <text:list-item>
                <text:p>Fu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7" draw:text-style-name="P3" draw:layer="layout" svg:width="25.199cm" svg:height="13.169cm" svg:x="1.4cm" svg:y="5.8cm" presentation:class="outline" presentation:user-transformed="true">
          <draw:text-box>
            <text:list text:style-name="L3">
              <text:list-item>
                <text:p><text:span text:style-name="T3">What is the Instruments server? </text:span></text:p>
              </text:list-item>
            </text:list>
            <text:list text:style-name="L4">
              <text:list-item>
                <text:list>
                  <text:list-item>
                    <text:p><text:span text:style-name="T4">Why is it interesting?</text:span></text:p>
                  </text:list-item>
                  <text:list-item>
                    <text:p><text:span text:style-name="T4">What do we want from it?</text:span></text:p>
                  </text:list-item>
                  <text:list-item>
                    <text:p><text:span text:style-name="T4">How might we communicate with it?</text:span></text:p>
                  </text:list-item>
                </text:list>
              </text:list-item>
            </text:list>
            <text:list text:style-name="L3">
              <text:list-item>
                <text:p><text:span text:style-name="T3">Understanding the server's language</text:span></text:p>
              </text:list-item>
            </text:list>
            <text:list text:style-name="L4">
              <text:list-item>
                <text:list>
                  <text:list-item>
                    <text:p><text:span text:style-name="T4">iOS debugging techniques</text:span></text:p>
                  </text:list-item>
                  <text:list-item>
                    <text:p><text:span text:style-name="T4">Objective-C reversing techniques</text:span></text:p>
                  </text:list-item>
                  <text:list-item>
                    <text:p><text:span text:style-name="T4">Targeted packet capture using IDA Pro</text:span></text:p>
                  </text:list-item>
                </text:list>
              </text:list-item>
            </text:list>
            <text:list text:style-name="L3">
              <text:list-item>
                <text:p><text:span text:style-name="T3">Creating a custom client application</text:span></text:p>
              </text:list-item>
            </text:list>
            <text:list text:style-name="L4">
              <text:list-item>
                <text:list>
                  <text:list-item>
                    <text:p><text:span text:style-name="T4">Ask the server to perform interesting tasks</text:span></text:p>
                  </text:list-item>
                  <text:list-item>
                    <text:p><text:span text:style-name="T4">Source code!</text:span></text:p>
                  </text:list-item>
                </text:list>
              </text:list-item>
            </text:list>
            <text:list text:style-name="L3">
              <text:list-item>
                <text:p><text:span text:style-name="T3">Future pro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ments</text:p>
          </draw:text-box>
        </draw:frame>
        <draw:frame presentation:style-name="pr8" draw:text-style-name="P4" draw:layer="layout" svg:width="25.199cm" svg:height="12.021cm" svg:x="1.4cm" svg:y="6.014cm" presentation:class="outline" presentation:user-transformed="true">
          <draw:text-box>
            <text:list text:style-name="L2">
              <text:list-item>
                <text:p><text:span text:style-name="T5">Instruments is a set of OSX developer tools that implement various debugging tasks: </text:span></text:p>
                <text:list>
                  <text:list-item>
                    <text:p><text:span text:style-name="T5">Time Profiling</text:span></text:p>
                  </text:list-item>
                  <text:list-item>
                    <text:p><text:span text:style-name="T5">Leak Checking</text:span></text:p>
                  </text:list-item>
                  <text:list-item>
                    <text:p><text:span text:style-name="T5">Tracking File I/O</text:span></text:p>
                  </text:list-item>
                </text:list>
              </text:list-item>
              <text:list-item>
                <text:p><text:span text:style-name="T5">Apple provides these utilities for iOS apps via a server</text:span></text:p>
              </text:list-item>
              <text:list-item>
                <text:p><text:span text:style-name="T5">This server is designed to feed iOS debugging statistics to the Instruments tools running on OSX</text:span></text:p>
              </text:list-item>
              <text:list-item>
                <text:p><text:span text:style-name="T5">For Hex-Rays (a company that develops its own iOS Debugger), this server is a goldmine of useful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ments</text:p>
          </draw:text-box>
        </draw:frame>
        <draw:frame draw:style-name="standard" draw:layer="layout" svg:width="7.648cm" svg:height="4.829cm" svg:x="17.351cm" svg:y="6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OS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22cm" svg:height="4.83cm" svg:x="2.4cm" svg:y="6.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5"><text:span text:style-name="T6">iO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98cm" svg:height="1.023cm" svg:x="3.481cm" svg:y="8.47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5"><text:span text:style-name="T7">Instruments Serv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598cm" svg:height="1.023cm" svg:x="18.382cm" svg:y="8.47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5"><text:span text:style-name="T7">Instruments/Xcod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29cm" svg:height="1.023cm" svg:x="13.144cm" svg:y="8.5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6"><text:span text:style-name="T8">?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5" draw:layer="layout" svg:x1="14.373cm" svg:y1="9cm" svg:x2="18.382cm" svg:y2="9cm">
          <text:p/>
        </draw:line>
        <draw:line draw:style-name="gr2" draw:text-style-name="P5" draw:layer="layout" svg:x1="13.161cm" svg:y1="9cm" svg:x2="9.179cm" svg:y2="9cm">
          <text:p/>
        </draw:line>
        <draw:frame presentation:style-name="pr9" draw:text-style-name="P4" draw:layer="layout" svg:width="25.199cm" svg:height="6.593cm" svg:x="1.401cm" svg:y="11.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How does the server transmit info to OSX? Could IDA interact with it?</text:span></text:p>
              </text:list-item>
              <text:list-item>
                <text:p><text:span text:style-name="T5">Start with a specific objective: </text:span><text:span text:style-name="T9">find out how Xcode queries the Instruments server for the process list</text:span><text:span text:style-name="T5"> (i.e. the name of each running process, along with its PI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e Know</text:p>
          </draw:text-box>
        </draw:frame>
        <draw:frame presentation:style-name="pr10" draw:text-style-name="P3" draw:layer="layout" svg:width="12.4cm" svg:height="12.303cm" svg:x="0.8cm" svg:y="6.2cm" presentation:class="outline" presentation:user-transformed="true">
          <draw:text-box>
            <text:list text:style-name="L3">
              <text:list-item>
                <text:p><text:span text:style-name="T10">MobileDevice.framework provides ability for OSX apps to communicate with remote iOS processes, a.k.a. “Services”</text:span></text:p>
              </text:list-item>
            </text:list>
            <text:list text:style-name="L6">
              <text:list-item>
                <text:list>
                  <text:list-item>
                    <text:p><text:span text:style-name="T10">AMDeviceSecureStartService()</text:span></text:p>
                  </text:list-item>
                  <text:list-item>
                    <text:p><text:span text:style-name="T10">AMServiceConnectionSend()</text:span></text:p>
                  </text:list-item>
                  <text:list-item>
                    <text:p><text:span text:style-name="T10">AMServiceConnectionReceive()</text:span></text:p>
                  </text:list-item>
                </text:list>
              </text:list-item>
            </text:list>
            <text:list text:style-name="L3">
              <text:list-item>
                <text:p><text:span text:style-name="T10">This is how IDA communicates with the iOS debugserver</text:span></text:p>
              </text:list-item>
              <text:list-item>
                <text:p><text:span text:style-name="T10">If we're lucky, there is also a Service for the Instruments server</text:span></text:p>
              </text:list-item>
              <text:list-item>
                <text:p><text:span text:style-name="T10">$ hdiutil mount DeveloperDiskImage.dmg</text:span></text:p>
              </text:list-item>
            </text:list>
            <text:list text:style-name="L6">
              <text:list-item>
                <text:list>
                  <text:list-item>
                    <text:p><text:span text:style-name="T10">com.apple.debugserver.plist</text:span></text:p>
                  </text:list-item>
                  <text:list-item>
                    <text:p><text:span text:style-name="T10">com.apple.instruments.remoteserver.plist</text:span></text:p>
                  </text:list-item>
                  <text:list-item>
                    <text:p><text:span text:style-name="T10">com.apple.instruments.deviceservice.plist</text:span></text:p>
                  </text:list-item>
                </text:list>
              </text:list-item>
            </text:list>
          </draw:text-box>
        </draw:frame>
        <draw:frame draw:style-name="standard" draw:layer="layout" svg:width="12.888cm" svg:height="11.172cm" svg:x="13.808cm" svg:y="6.51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5">
                <text:p><text:span text:style-name="T11">// launch the debugserver service</text:span></text:p>
                <text:p><text:span text:style-name="T12">static</text:span><text:span text:style-name="T13"> </text:span><text:span text:style-name="T12">bool</text:span><text:span text:style-name="T13"> start_dbgsrv(</text:span><text:span text:style-name="T12">void</text:span><text:span text:style-name="T13"> *device_handle)</text:span></text:p>
                <text:p><text:span text:style-name="T13">{</text:span></text:p>
                <text:p><text:span text:style-name="T13"><text:s text:c="2"/></text:span><text:span text:style-name="T12">void</text:span><text:span text:style-name="T13"> *srv_handle = </text:span><text:span text:style-name="T14">NULL</text:span><text:span text:style-name="T13">;</text:span></text:p>
                <text:p><text:span text:style-name="T13"/></text:p>
                <text:p><text:span text:style-name="T13"><text:s text:c="2"/></text:span><text:span text:style-name="T13">mach_error_t err = AMDeviceSecureStartService(</text:span></text:p>
                <text:p><text:span text:style-name="T13"><text:s text:c="6"/></text:span><text:span text:style-name="T13">device_handle,</text:span></text:p>
                <text:p><text:span text:style-name="T13"><text:s text:c="6"/></text:span><text:span text:style-name="T13">CFSTR(</text:span><text:span text:style-name="T14">“com.apple.debugserver”</text:span><text:span text:style-name="T13">),</text:span></text:p>
                <text:p><text:span text:style-name="T13"><text:s text:c="6"/></text:span><text:span text:style-name="T13">&amp;srv_handle);</text:span></text:p>
                <text:p><text:span text:style-name="T13"/></text:p>
                <text:p><text:span text:style-name="T13"><text:s text:c="2"/></text:span><text:span text:style-name="T15">if</text:span><text:span text:style-name="T13"> ( err != </text:span><text:span text:style-name="T14">0 </text:span><text:span text:style-name="T13">)</text:span></text:p>
                <text:p><text:span text:style-name="T13"><text:s text:c="4"/></text:span><text:span text:style-name="T15">return</text:span><text:span text:style-name="T13"> </text:span><text:span text:style-name="T14">false</text:span><text:span text:style-name="T13">;</text:span></text:p>
                <text:p><text:span text:style-name="T13"/></text:p>
                <text:p><text:span text:style-name="T13"><text:s text:c="2"/></text:span><text:span text:style-name="T12">char</text:span><text:span text:style-name="T13"> buf[</text:span><text:span text:style-name="T14">1024</text:span><text:span text:style-name="T13">];</text:span></text:p>
                <text:p><text:span text:style-name="T13"><text:s text:c="2"/></text:span><text:span text:style-name="T12">size_t</text:span><text:span text:style-name="T13"> nrecv = AMDServiceConnectionReceive(</text:span></text:p>
                <text:p><text:span text:style-name="T13"><text:s text:c="6"/></text:span><text:span text:style-name="T13">srv_handle,</text:span></text:p>
                <text:p><text:span text:style-name="T13"><text:s text:c="6"/></text:span><text:span text:style-name="T13">buf,</text:span></text:p>
                <text:p><text:span text:style-name="T13"><text:s text:c="6"/></text:span><text:span text:style-name="T15">sizeof</text:span><text:span text:style-name="T13">(buf));</text:span></text:p>
                <text:p><text:span text:style-name="T13"/></text:p>
                <text:p><text:span text:style-name="T13"><text:s text:c="2"/></text:span><text:span text:style-name="T13">printf(</text:span><text:span text:style-name="T14">“received </text:span><text:span text:style-name="T16">%llx</text:span><text:span text:style-name="T14"> bytes</text:span><text:span text:style-name="T16">\n</text:span><text:span text:style-name="T14">”</text:span><text:span text:style-name="T13">, nrecv);</text:span></text:p>
                <text:p><text:span text:style-name="T13"><text:s text:c="2"/></text:span><text:span text:style-name="T15">return</text:span><text:span text:style-name="T13"> </text:span><text:span text:style-name="T14">true</text:span><text:span text:style-name="T13">;</text:span></text:p>
                <text:p><text:span text:style-name="T13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VTInstrumentsFoundation</text:p>
          </draw:text-box>
        </draw:frame>
        <draw:frame draw:style-name="standard" draw:layer="layout" svg:width="25.198cm" svg:height="5.482cm" svg:x="1.197cm" svg:y="5.45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6">
                <text:p><text:span text:style-name="T17">__text:00000001000F96F4</text:span></text:p>
                <text:p><text:span text:style-name="T17">__text:00000001000F96F4 </text:span><text:span text:style-name="T18">; =============== S U B R O U T I N E =======================================</text:span></text:p>
                <text:p><text:span text:style-name="T17">__text:00000001000F96F4</text:span></text:p>
                <text:p><text:span text:style-name="T17">__text:00000001000F96F4 </text:span><text:span text:style-name="T18">; Attributes: bp-based frame</text:span></text:p>
                <text:p><text:span text:style-name="T17">__text:00000001000F96F4</text:span></text:p>
                <text:p><text:span text:style-name="T17">__text:00000001000F96F4 </text:span><text:span text:style-name="T19">; id __cdecl -[DTDeviceInfoService runningProcesses](DTDeviceInfoService *self, SEL)</text:span></text:p>
                <text:p><text:span text:style-name="T17">__text:00000001000F96F4 </text:span><text:span text:style-name="T20">__DTDeviceInfoService_runningProcesses_</text:span><text:span text:style-name="T17"> </text:span><text:span text:style-name="T21">; DATA XREF: __objc_const:00000001001935C8↓o</text:span></text:p>
                <text:p><text:span text:style-name="T17">__text:00000001000F96F4</text:span></text:p>
                <text:p><text:span text:style-name="T17">__text:00000001000F96F4 </text:span><text:span text:style-name="T22">var_250</text:span><text:span text:style-name="T17"> <text:s text:c="8"/>= -</text:span><text:span text:style-name="T22">0x250</text:span></text:p>
                <text:p><text:span text:style-name="T17">__text:00000001000F96F4 </text:span><text:span text:style-name="T22">var_230</text:span><text:span text:style-name="T17"> <text:s text:c="8"/>= -</text:span><text:span text:style-name="T22">0x230</text:span></text:p>
                <text:p><text:span text:style-name="T17">__text:00000001000F96F4 ...</text:span></text:p>
                <text:p><text:span text:style-name="T17">__text:00000001000F96F4</text:span></text:p>
                <text:p><text:span text:style-name="T17">__text:00000001000F96F4 </text:span><text:span text:style-name="T23">STP <text:s text:c="2"/>X28, X27, [SP,#-</text:span><text:span text:style-name="T22">0x10</text:span><text:span text:style-name="T23">+</text:span><text:span text:style-name="T22">var_50</text:span><text:span text:style-name="T23">]!</text:span></text:p>
                <text:p><text:span text:style-name="T17">__text:00000001000F96F8 </text:span><text:span text:style-name="T23">STP <text:s text:c="2"/>X26, X25, [SP,#</text:span><text:span text:style-name="T22">0x50</text:span><text:span text:style-name="T23">+</text:span><text:span text:style-name="T22">var_40</text:span><text:span text:style-name="T23">]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1" draw:text-style-name="P7" draw:layer="layout" svg:width="25.199cm" svg:height="7.595cm" svg:x="1.225cm" svg:y="11.287cm" presentation:class="outline" presentation:user-transformed="true">
          <draw:text-box>
            <text:list text:style-name="L7">
              <text:list-item>
                <text:p><text:span text:style-name="T10">Binaries DTServiceHub, DVTInstrumentsFoundation implement core functionality of the Instruments server</text:span></text:p>
              </text:list-item>
              <text:list-item>
                <text:p><text:span text:style-name="T10">In DVTInstrumentsFoundation we find an interesting method: -[DTDeviceInfoService runningProcesses]</text:span></text:p>
              </text:list-item>
              <text:list-item>
                <text:p><text:span text:style-name="T10">This method calls +</text:span><text:span text:style-name="T10">﻿</text:span><text:span text:style-name="T10">[NSProcessInfo processInfo], then populates an NSMutableArray with a description of each process, and returns it</text:span></text:p>
              </text:list-item>
              <text:list-item>
                <text:p><text:span text:style-name="T10">Great! It looks like we are on the right track. But...</text:span></text:p>
              </text:list-item>
            </text:list>
            <text:list text:style-name="L6">
              <text:list-item>
                <text:list>
                  <text:list-item>
                    <text:p><text:span text:style-name="T10">There are no xrefs to this method</text:span></text:p>
                  </text:list-item>
                  <text:list-item>
                    <text:p><text:span text:style-name="T10">Selector “runningProcesses” appears nowhere else in the iOS developer tools</text:span></text:p>
                  </text:list-item>
                  <text:list-item>
                    <text:p><text:span text:style-name="T10">Who calls it?? A stack trace would help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ugging the Instruments Server</text:p>
          </draw:text-box>
        </draw:frame>
        <draw:frame presentation:style-name="pr8" draw:text-style-name="P4" draw:layer="layout" svg:width="25.199cm" svg:height="11.886cm" svg:x="1.527cm" svg:y="5.989cm" presentation:class="outline" presentation:user-transformed="true">
          <draw:text-box>
            <text:list text:style-name="L3">
              <text:list-item>
                <text:p><text:span text:style-name="T5">Some requirements</text:span></text:p>
              </text:list-item>
            </text:list>
            <text:list text:style-name="L4">
              <text:list-item>
                <text:list>
                  <text:list-item>
                    <text:p><text:span text:style-name="T5">jailbroken device</text:span></text:p>
                  </text:list-item>
                  <text:list-item>
                    <text:p><text:span text:style-name="T5">patched debugserver</text:span></text:p>
                  </text:list-item>
                  <text:list-item>
                    <text:p><text:span text:style-name="T5">See also: </text:span><text:span text:style-name="T5"><text:a xlink:href="http://iphonedevwiki.net/index.php/Debugserver">http://iphonedevwiki.net/index.php/Debugserver</text:a></text:span></text:p>
                  </text:list-item>
                </text:list>
              </text:list-item>
            </text:list>
            <text:list text:style-name="L3">
              <text:list-item>
                <text:p><text:span text:style-name="T5">Optional: use ios_deploy to ssh over USB (used in this presentation)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a xlink:href="https://www.hex-rays.com/products/ida/support/ida/ios_deploy.zip">https://www.hex-rays.com/products/ida/support/ida/ios_deploy.zip</text:a></text:span></text:p>
                  </text:list-item>
                  <text:list-item>
                    <text:p><text:span text:style-name="T5">$ ios_deploy usbproxy -r 22 -l 2222</text:span></text:p>
                  </text:list-item>
                  <text:list-item>
                    <text:p><text:span text:style-name="T5">$ ios_deploy usbproxy -r 1234 -l 432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5T14">
        <office:forms form:automatic-focus="false" form:apply-design-mode="false"/>
        <draw:frame presentation:style-name="pr12" draw:text-style-name="P8" draw:layer="layout" svg:width="7.6cm" svg:height="0.764cm" svg:x="0cm" svg:y="6.036cm" presentation:class="outline" presentation:user-transformed="true">
          <draw:text-box>
            <text:list text:style-name="L3">
              <text:list-header>
                <text:p><text:span text:style-name="T3">The call stack is revealing:</text:span></text:p>
              </text:list-header>
            </text:list>
          </draw:text-box>
        </draw:frame>
        <draw:frame presentation:style-name="pr13" draw:text-style-name="P3" draw:layer="layout" svg:width="3.2cm" svg:height="0.778cm" svg:x="0cm" svg:y="13.123cm" presentation:class="outline" presentation:user-transformed="true">
          <draw:text-box>
            <text:list text:style-name="L3">
              <text:list-header>
                <text:p><text:span text:style-name="T24">Thread 2</text:span></text:p>
              </text:list-header>
            </text:list>
          </draw:text-box>
        </draw:frame>
        <draw:frame draw:style-name="standard" draw:layer="layout" svg:width="27.599cm" svg:height="4.307cm" svg:x="0.192cm" svg:y="8.34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 table:default-cell-style-name="ce7">
              <table:table-cell>
                <text:p><text:span text:style-name="T25">00000001001096F4</text:span></text:p>
              </table:table-cell>
              <table:table-cell>
                <text:p><text:span text:style-name="T25">DVTInstrumentsFoundation</text:span></text:p>
              </table:table-cell>
              <table:table-cell>
                <text:p><text:span text:style-name="T25">id __cdecl -[DTDeviceInfoService runningProcesses](DTDeviceInfoService *self, SEL)</text:span></text:p>
              </table:table-cell>
            </table:table-row>
            <table:table-row table:style-name="ro7" table:default-cell-style-name="ce7">
              <table:table-cell>
                <text:p><text:span text:style-name="T25">0000000181B28ADC</text:span></text:p>
              </table:table-cell>
              <table:table-cell>
                <text:p><text:span text:style-name="T25">CoreFoundation</text:span></text:p>
              </table:table-cell>
              <table:table-cell>
                <text:p><text:span text:style-name="T25">___invoking___+8C</text:span></text:p>
              </table:table-cell>
            </table:table-row>
            <table:table-row table:style-name="ro7" table:default-cell-style-name="ce7">
              <table:table-cell>
                <text:p><text:span text:style-name="T25">0000000181A20544</text:span></text:p>
              </table:table-cell>
              <table:table-cell>
                <text:p><text:span text:style-name="T25">CoreFoundation</text:span></text:p>
              </table:table-cell>
              <table:table-cell>
                <text:p><text:span text:style-name="T26">-[NSInvocation invoke]</text:span><text:span text:style-name="T25">+118</text:span></text:p>
              </table:table-cell>
            </table:table-row>
            <table:table-row table:style-name="ro7" table:default-cell-style-name="ce7">
              <table:table-cell>
                <text:p><text:span text:style-name="T25">00000001000CD3D0</text:span></text:p>
              </table:table-cell>
              <table:table-cell>
                <text:p><text:span text:style-name="T25">DTXConnectionServices</text:span></text:p>
              </table:table-cell>
              <table:table-cell table:style-name="ce8">
                <text:p text:style-name="P9"><text:span text:style-name="T25">-[DTXMessage invokeWithTarget:replyChannel:validator:]+2C8</text:span></text:p>
              </table:table-cell>
            </table:table-row>
            <table:table-row table:style-name="ro7" table:default-cell-style-name="ce7">
              <table:table-cell>
                <text:p><text:span text:style-name="T25">00000001000C49980</text:span></text:p>
              </table:table-cell>
              <table:table-cell>
                <text:p><text:span text:style-name="T25">DTXConnectionServices</text:span></text:p>
              </table:table-cell>
              <table:table-cell>
                <text:p><text:span text:style-name="T25">-[DTXChannel _scheduleMessage:tracker:withHandler:]_block_invoke697+7C</text:span></text:p>
              </table:table-cell>
            </table:table-row>
            <table:table-row table:style-name="ro7" table:default-cell-style-name="ce7">
              <table:table-cell>
                <text:p><text:span text:style-name="T25">000000018156D4B8</text:span></text:p>
              </table:table-cell>
              <table:table-cell>
                <text:p><text:span text:style-name="T25">libdispatch.dylib</text:span></text:p>
              </table:table-cell>
              <table:table-cell>
                <text:p><text:span text:style-name="T25">__dispatch_call_block_and_release+1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9.212cm" svg:height="4.182cm" svg:x="0.282cm" svg:y="13.90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ce7">
              <table:table-cell>
                <text:p><text:span text:style-name="T27">00000001816A1014</text:span></text:p>
              </table:table-cell>
              <table:table-cell>
                <text:p><text:span text:style-name="T27">libsystem_kernel.dylib</text:span></text:p>
              </table:table-cell>
              <table:table-cell>
                <text:p><text:span text:style-name="T27">_semaphore_wait_trap+8</text:span></text:p>
              </table:table-cell>
            </table:table-row>
            <table:table-row table:style-name="ro8" table:default-cell-style-name="ce7">
              <table:table-cell>
                <text:p><text:span text:style-name="T27">000000018157E3E4</text:span></text:p>
              </table:table-cell>
              <table:table-cell>
                <text:p><text:span text:style-name="T27">libdispatch.dylib</text:span></text:p>
              </table:table-cell>
              <table:table-cell>
                <text:p><text:span text:style-name="T27">__dispatch_semaphore_wait_slow+F0</text:span></text:p>
              </table:table-cell>
            </table:table-row>
            <table:table-row table:style-name="ro8" table:default-cell-style-name="ce7">
              <table:table-cell>
                <text:p><text:span text:style-name="T27">00000001000C8C4C</text:span></text:p>
              </table:table-cell>
              <table:table-cell>
                <text:p><text:span text:style-name="T27">DTXConnectionServices</text:span></text:p>
              </table:table-cell>
              <table:table-cell>
                <text:p><text:span text:style-name="T27">-[DTXMessageParser waitForMoreData:incrementalBuffer:]+68</text:span></text:p>
              </table:table-cell>
            </table:table-row>
            <table:table-row table:style-name="ro8" table:default-cell-style-name="ce7">
              <table:table-cell>
                <text:p><text:span text:style-name="T27">00000001000C87A4</text:span></text:p>
              </table:table-cell>
              <table:table-cell>
                <text:p><text:span text:style-name="T27">DTXConnectionServices</text:span></text:p>
              </table:table-cell>
              <table:table-cell table:style-name="ce9">
                <text:p><text:span text:style-name="T28">-[DTXMessageParser parseMessageWithExceptionHandler:]+40</text:span></text:p>
              </table:table-cell>
            </table:table-row>
            <table:table-row table:style-name="ro9" table:default-cell-style-name="ce7">
              <table:table-cell>
                <text:p><text:span text:style-name="T27">00000001000C8510</text:span></text:p>
              </table:table-cell>
              <table:table-cell>
                <text:p><text:span text:style-name="T27">DTXConnectionServices</text:span></text:p>
              </table:table-cell>
              <table:table-cell>
                <text:p><text:span text:style-name="T27">-[DTXMessageParser initWithMessageHandler:andParseExceptionHandler:]_block_invoke+24</text:span></text:p>
              </table:table-cell>
            </table:table-row>
            <table:table-row table:style-name="ro7" table:default-cell-style-name="ce7">
              <table:table-cell>
                <text:p><text:span text:style-name="T27">000000018156D4B8</text:span></text:p>
              </table:table-cell>
              <table:table-cell>
                <text:p><text:span text:style-name="T25">libdispatch.dylib</text:span></text:p>
              </table:table-cell>
              <table:table-cell>
                <text:p><text:span text:style-name="T27">__dispatch_call_block_and_release+1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Debugging the Instruments Server</text:p>
          </draw:text-box>
        </draw:frame>
        <draw:frame presentation:style-name="pr13" draw:text-style-name="P3" draw:layer="layout" svg:width="3.4cm" svg:height="0.778cm" svg:x="0cm" svg:y="7.475cm" presentation:class="outline" presentation:user-transformed="true">
          <draw:text-box>
            <text:list text:style-name="L3">
              <text:list-header>
                <text:p><text:span text:style-name="T24">Thread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9.091cm" svg:height="0.76cm" svg:x="17.708cm" svg:y="17.791cm" presentation:class="table" presentation:user-transformed="true">
          <table:table table:template-name="default" table:use-first-row-styles="true" table:use-banding-rows-styles="true">
            <table:table-column table:style-name="co13"/>
            <table:table-row table:style-name="ro10">
              <table:table-cell table:style-name="ce10">
                <text:p text:style-name="P5"><text:span text:style-name="T29">-[DTDeviceInfoService runningProcesses]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801cm" svg:height="0.76cm" svg:x="20.389cm" svg:y="15.379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0">
                <text:p text:style-name="P5"><text:span text:style-name="T29">NSInvocation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801cm" svg:height="0.76cm" svg:x="20.315cm" svg:y="12.671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0">
                <text:p text:style-name="P5"><text:span text:style-name="T29">DTXMessag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179cm" svg:height="0.76cm" svg:x="19.531cm" svg:y="10.137cm">
          <table:table table:template-name="default" table:use-first-row-styles="true" table:use-banding-rows-styles="true">
            <table:table-column table:style-name="co15"/>
            <table:table-row table:style-name="ro10">
              <table:table-cell table:style-name="ce10">
                <text:p text:style-name="P5"><text:span text:style-name="T29">DTXMessageParser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677cm" svg:height="0.76cm" svg:x="20.33cm" svg:y="7.746cm">
          <table:table table:template-name="default" table:use-first-row-styles="true" table:use-banding-rows-styles="true">
            <table:table-column table:style-name="co16"/>
            <table:table-row table:style-name="ro10">
              <table:table-cell table:style-name="ce10">
                <text:p text:style-name="P5"><text:span text:style-name="T29">Raw Data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677cm" svg:height="0.76cm" svg:x="20.328cm" svg:y="5.504cm">
          <table:table table:template-name="default" table:use-first-row-styles="true" table:use-banding-rows-styles="true">
            <table:table-column table:style-name="co16"/>
            <table:table-row table:style-name="ro10">
              <table:table-cell table:style-name="ce10">
                <text:p text:style-name="P5"><text:span text:style-name="T29">???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3" draw:text-style-name="P5" draw:layer="layout" svg:x1="22.2cm" svg:y1="6.264cm" svg:x2="22.2cm" svg:y2="7.746cm">
          <text:p/>
        </draw:line>
        <draw:line draw:style-name="gr3" draw:text-style-name="P5" draw:layer="layout" svg:x1="22.2cm" svg:y1="8.506cm" svg:x2="22.2cm" svg:y2="10.137cm">
          <text:p/>
        </draw:line>
        <draw:line draw:style-name="gr3" draw:text-style-name="P5" draw:layer="layout" svg:x1="22.2cm" svg:y1="10.897cm" svg:x2="22.2cm" svg:y2="12.681cm">
          <text:p/>
        </draw:line>
        <draw:line draw:style-name="gr3" draw:text-style-name="P5" draw:layer="layout" svg:x1="22.2cm" svg:y1="13.441cm" svg:x2="22.2cm" svg:y2="15.326cm">
          <text:p/>
        </draw:line>
        <draw:line draw:style-name="gr3" draw:text-style-name="P5" draw:layer="layout" svg:x1="22.2cm" svg:y1="16.139cm" svg:x2="22.2cm" svg:y2="17.8cm">
          <text:p/>
        </draw:line>
        <draw:frame presentation:style-name="pr14" draw:text-style-name="P4" draw:layer="layout" svg:width="15.696cm" svg:height="8.486cm" svg:x="1.504cm" svg:y="5.914cm" presentation:class="outline" presentation:user-transformed="true">
          <draw:text-box>
            <text:list text:style-name="L3">
              <text:list-item>
                <text:p><text:span text:style-name="T5">This much is clear: our favourite method is not being invoked in a conventional way (there's no explicit call to objc_msgSend)</text:span></text:p>
              </text:list-item>
              <text:list-item>
                <text:p><text:span text:style-name="T5">Instead, an NSInvocation object is generated from a buffer that contains a serialized Objective-C message (a.k.a. “DTXMessage”)</text:span></text:p>
              </text:list-item>
              <text:list-item>
                <text:p><text:span text:style-name="T5">What is the source of this serialized data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26.985cm" svg:height="9.277cm" svg:x="0.482cm" svg:y="8.282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11">
              <table:table-cell table:style-name="ce11">
                <text:p><text:span text:style-name="T30">﻿</text:span><text:span text:style-name="T31">// block until more data is available</text:span></text:p>
                <text:p><text:span text:style-name="T30">const void *__cdecl -[DTXMessageParser waitForMoreData:incrementalBuffer:](DTXMessageParser *self, SEL sel, const void **buf)</text:span></text:p>
                <text:p><text:span text:style-name="T30">{</text:span></text:p>
                <text:p><text:span text:style-name="T30"><text:s text:c="2"/></text:span><text:span text:style-name="T32">dispatch_semaphore_signal</text:span><text:span text:style-name="T30">(</text:span><text:span text:style-name="T33">self</text:span><text:span text:style-name="T30">-&gt;_wantsMoreDataSem);</text:span></text:p>
                <text:p><text:span text:style-name="T30"><text:s text:c="2"/></text:span><text:span text:style-name="T32">dispatch_semaphore_wait</text:span><text:span text:style-name="T30">(</text:span><text:span text:style-name="T33">self</text:span><text:span text:style-name="T30">-&gt;_hasMoreDataSem, -1);</text:span></text:p>
                <text:p><text:span text:style-name="T30"><text:s text:c="2"/></text:span><text:span text:style-name="T30">if ( </text:span><text:span text:style-name="T33">buf</text:span><text:span text:style-name="T30"> )</text:span></text:p>
                <text:p><text:span text:style-name="T30"><text:s text:c="4"/></text:span><text:span text:style-name="T30">*</text:span><text:span text:style-name="T33">buf</text:span><text:span text:style-name="T30"> = &amp;</text:span><text:span text:style-name="T33">self</text:span><text:span text:style-name="T30">-&gt;_parsingBuffer[</text:span><text:span text:style-name="T33">self</text:span><text:span text:style-name="T30">-&gt;_parsingBufferUsed];</text:span></text:p>
                <text:p><text:span text:style-name="T30"><text:s text:c="2"/></text:span><text:span text:style-name="T30">}</text:span></text:p>
                <text:p><text:span text:style-name="T30"><text:s text:c="2"/></text:span><text:span text:style-name="T30">return </text:span><text:span text:style-name="T33">self</text:span><text:span text:style-name="T30">-&gt;_parsingBuffer;</text:span></text:p>
                <text:p><text:span text:style-name="T30">}</text:span></text:p>
                <text:p><text:span text:style-name="T34"/></text:p>
                <text:p><text:span text:style-name="T31">// handle incoming data from the source</text:span></text:p>
                <text:p><text:span text:style-name="T30">void __cdecl -[DTXMessageParser parseIncomingBytes:length:](DTXMessageParser *self, SEL sel, const char *bytes, uint64 len)</text:span></text:p>
                <text:p><text:span text:style-name="T30">{</text:span></text:p>
                <text:p><text:span text:style-name="T30"><text:s text:c="2"/></text:span><text:span text:style-name="T30">if ( </text:span><text:span text:style-name="T33">bytes</text:span><text:span text:style-name="T30"> &amp;&amp; </text:span><text:span text:style-name="T33">len</text:span><text:span text:style-name="T30"> )</text:span></text:p>
                <text:p><text:span text:style-name="T30"><text:s text:c="2"/></text:span><text:span text:style-name="T30">{</text:span></text:p>
                <text:p><text:span text:style-name="T30"><text:s text:c="4"/></text:span><text:span text:style-name="T32">dispatch_semaphore_wait</text:span><text:span text:style-name="T30">(</text:span><text:span text:style-name="T33">self</text:span><text:span text:style-name="T30">-&gt;_wantsMoreDataSem, -1);</text:span></text:p>
                <text:p><text:span text:style-name="T30"><text:s text:c="4"/></text:span><text:span text:style-name="T30">if ( </text:span><text:span text:style-name="T33">self</text:span><text:span text:style-name="T30">-&gt;_eof )</text:span></text:p>
                <text:p><text:span text:style-name="T30"><text:s text:c="6"/></text:span><text:span text:style-name="T30">return;</text:span></text:p>
                <text:p><text:span text:style-name="T30"><text:s text:c="4"/></text:span><text:span text:style-name="T32">memcpy</text:span><text:span text:style-name="T30">(&amp;</text:span><text:span text:style-name="T33">self</text:span><text:span text:style-name="T30">-&gt;_parsingBuffer[</text:span><text:span text:style-name="T33">self</text:span><text:span text:style-name="T30">-&gt;_parsingBufferUsed], </text:span><text:span text:style-name="T33">bytes</text:span><text:span text:style-name="T30">, </text:span><text:span text:style-name="T33">len</text:span><text:span text:style-name="T30">);</text:span></text:p>
                <text:p><text:span text:style-name="T30"><text:s text:c="4"/></text:span><text:span text:style-name="T33">self</text:span><text:span text:style-name="T30">-&gt;_parsingBufferUsed += </text:span><text:span text:style-name="T33">len</text:span><text:span text:style-name="T30">;</text:span></text:p>
                <text:p><text:span text:style-name="T30"><text:s text:c="4"/></text:span><text:span text:style-name="T32">dispatch_semaphore_signal</text:span><text:span text:style-name="T30">(</text:span><text:span text:style-name="T33">self</text:span><text:span text:style-name="T30">-&gt;_hasMoreDataSem);</text:span></text:p>
                <text:p><text:span text:style-name="T30"><text:s text:c="2"/></text:span><text:span text:style-name="T30">}</text:span></text:p>
                <text:p><text:span text:style-name="T30">}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15" draw:text-style-name="P4" draw:layer="layout" svg:width="25.199cm" svg:height="1.865cm" svg:x="0.401cm" svg:y="5.931cm" presentation:class="outline" presentation:user-transformed="true">
          <draw:text-box>
            <text:list text:style-name="L3">
              <text:list-header>
                <text:p><text:span text:style-name="T5">Hunch: the source is the Xcode IDE, and the raw data is being transmitted over the wi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25.51cm" svg:height="10.796cm" svg:x="1.165cm" svg:y="7.865cm" presentation:class="table" presentation:user-transformed="true">
          <table:table table:template-name="default" table:use-first-row-styles="true" table:use-banding-rows-styles="true">
            <table:table-column table:style-name="co18"/>
            <table:table-row table:style-name="ro12">
              <table:table-cell table:style-name="ce11">
                <text:p><text:span text:style-name="T30">﻿</text:span><text:span text:style-name="T31">// simplified +[DVTiPhoneProcessInformation requestCurrentProcessInformationsForDevice:usePairedDevice:resultHandler:]</text:span></text:p>
                <text:p><text:span text:style-name="T35">void __cdecl +[DVTiPhoneProcessInformation requestCurrentProcessInformationsForDevice:](id self, SEL a2, id a3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><text:s text:c="2"/></text:span><text:span text:style-name="T35">id v2;</text:span></text:p>
                <text:p><text:span text:style-name="T35"><text:s text:c="2"/></text:span><text:span text:style-name="T35">Block_layout_5803 v3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</text:span><text:span text:style-name="T33">a3</text:span><text:span text:style-name="T35">, </text:span><text:span text:style-name="T37">"primaryInstrumentsServer"</text:span><text:span text:style-name="T35">);</text:span></text:p>
                <text:p><text:span text:style-name="T35"><text:s text:c="2"/></text:span><text:span text:style-name="T33">v2</text:span><text:span text:style-name="T35"> = </text:span><text:span text:style-name="T36">objc_msgSend</text:span><text:span text:style-name="T35">(</text:span><text:span text:style-name="T33">v1</text:span><text:span text:style-name="T35">, </text:span><text:span text:style-name="T37">"makeChannelWithIdentifier:"</text:span><text:span text:style-name="T35">, </text:span><text:span text:style-name="T32">CFSTR</text:span><text:span text:style-name="T35">(</text:span><text:span text:style-name="T37">"com.apple.instruments.server.services.deviceinfo"</text:span><text:span text:style-name="T35">));</text:span></text:p>
                <text:p><text:span text:style-name="T35"><text:s text:c="2"/></text:span><text:span text:style-name="T35">if ( v2 )</text:span></text:p>
                <text:p><text:span text:style-name="T35"><text:s text:c="2"/></text:span><text:span text:style-name="T35">{</text:span></text:p>
                <text:p><text:span text:style-name="T35"><text:s text:c="4"/></text:span><text:span text:style-name="T33">v3</text:span><text:span text:style-name="T35">.isa = </text:span><text:span text:style-name="T36">_NSConcreteStackBlock</text:span><text:span text:style-name="T35">;</text:span></text:p>
                <text:p><text:span text:style-name="T35"><text:s text:c="4"/></text:span><text:span text:style-name="T33">v3</text:span><text:span text:style-name="T35">.flags = 0xC2000000;</text:span></text:p>
                <text:p><text:span text:style-name="T35"><text:s text:c="4"/></text:span><text:span text:style-name="T33">v3</text:span><text:span text:style-name="T35">.reserved = 0;</text:span></text:p>
                <text:p><text:span text:style-name="T35"><text:s text:c="4"/></text:span><text:span text:style-name="T33">v3</text:span><text:span text:style-name="T35">.invoke = </text:span><text:span text:style-name="T32">requestCurrentProcessInformationsForDevice_block_invoke</text:span><text:span text:style-name="T35">;</text:span></text:p>
                <text:p><text:span text:style-name="T35"><text:s text:c="4"/></text:span><text:span text:style-name="T33">v3</text:span><text:span text:style-name="T35">.descriptor = &amp;</text:span><text:span text:style-name="T32">__block_descriptor_tmp_62</text:span><text:span text:style-name="T35">;</text:span></text:p>
                <text:p><text:span text:style-name="T35"><text:s text:c="4"/></text:span><text:span text:style-name="T33">v3</text:span><text:span text:style-name="T35">.lvar1 = </text:span><text:span text:style-name="T36">objc_retain</text:span><text:span text:style-name="T35">(</text:span><text:span text:style-name="T33">v2</text:span><text:span text:style-name="T35">);</text:span></text:p>
                <text:p><text:span text:style-name="T35"><text:s text:c="4"/></text:span><text:span text:style-name="T36">objc_msgSend</text:span><text:span text:style-name="T35">(&amp;</text:span><text:span text:style-name="T36">OBJC_CLASS___DVTFuture</text:span><text:span text:style-name="T35">, </text:span><text:span text:style-name="T37">"futureWithBlock:"</text:span><text:span text:style-name="T35">, &amp;</text:span><text:span text:style-name="T33">v3</text:span><text:span text:style-name="T35">);</text:span></text:p>
                <text:p><text:span text:style-name="T35"><text:s text:c="2"/></text:span><text:span text:style-name="T35">}</text:span></text:p>
                <text:p><text:span text:style-name="T35">}</text:span></text:p>
                <text:p><text:span text:style-name="T35"/></text:p>
                <text:p><text:span text:style-name="T31">// call -[DTDeviceInfoService runningProcesses] in the Instruments server process</text:span></text:p>
                <text:p><text:span text:style-name="T35">void __cdecl requestCurrentProcessInformationsForDevice_block_invoke(Block_layout_5803 *a1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&amp;</text:span><text:span text:style-name="T36">OBJC_CLASS___DTXMessage</text:span><text:span text:style-name="T35">, </text:span><text:span text:style-name="T37">"messageWithSelector:objectArguments:"</text:span><text:span text:style-name="T35">, </text:span><text:span text:style-name="T37">"runningProcesses"</text:span><text:span text:style-name="T35">, NULL);</text:span></text:p>
                <text:p><text:span text:style-name="T35"><text:s text:c="2"/></text:span><text:span text:style-name="T36">objc_msgSend</text:span><text:span text:style-name="T35">(</text:span><text:span text:style-name="T33">a1</text:span><text:span text:style-name="T35">-&gt;lvar1, </text:span><text:span text:style-name="T37">"sendControlAsync:replyHandler:"</text:span><text:span text:style-name="T35">, </text:span><text:span text:style-name="T33">v1</text:span><text:span text:style-name="T35">, NULL);</text:span></text:p>
                <text:p><text:span text:style-name="T35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16" draw:text-style-name="P11" draw:layer="layout" svg:width="25.199cm" svg:height="1cm" svg:x="1cm" svg:y="6.2cm" presentation:class="outline" presentation:user-transformed="true">
          <draw:text-box>
            <text:list text:style-name="L3">
              <text:list-header>
                <text:p><text:span text:style-name="T38">Browsing through the Xcode binaries, we find this in IDEiPhoneSupport: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25.51cm" svg:height="10.796cm" svg:x="1.165cm" svg:y="7.865cm" presentation:class="table" presentation:user-transformed="true">
          <table:table table:template-name="default" table:use-first-row-styles="true" table:use-banding-rows-styles="true">
            <table:table-column table:style-name="co18"/>
            <table:table-row table:style-name="ro12">
              <table:table-cell table:style-name="ce11">
                <text:p><text:span text:style-name="T30">﻿</text:span><text:span text:style-name="T31">// simplified +[DVTiPhoneProcessInformation requestCurrentProcessInformationsForDevice:usePairedDevice:resultHandler:]</text:span></text:p>
                <text:p><text:span text:style-name="T35">void __cdecl +[DVTiPhoneProcessInformation requestCurrentProcessInformationsForDevice:](id self, SEL a2, id a3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><text:s text:c="2"/></text:span><text:span text:style-name="T35">id v2;</text:span></text:p>
                <text:p><text:span text:style-name="T35"><text:s text:c="2"/></text:span><text:span text:style-name="T35">Block_layout_5803 v3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</text:span><text:span text:style-name="T33">a3</text:span><text:span text:style-name="T35">, </text:span><text:span text:style-name="T37">"primaryInstrumentsServer"</text:span><text:span text:style-name="T35">);</text:span></text:p>
                <text:p><text:span text:style-name="T35"><text:s text:c="2"/></text:span><text:span text:style-name="T33">v2</text:span><text:span text:style-name="T35"> = </text:span><text:span text:style-name="T36">objc_msgSend</text:span><text:span text:style-name="T35">(</text:span><text:span text:style-name="T33">v1</text:span><text:span text:style-name="T35">, </text:span><text:span text:style-name="T37">"makeChannelWithIdentifier:"</text:span><text:span text:style-name="T35">, </text:span><text:span text:style-name="T32">CFSTR</text:span><text:span text:style-name="T35">(</text:span><text:span text:style-name="T37">"com.apple.instruments.server.services.deviceinfo"</text:span><text:span text:style-name="T35">));</text:span></text:p>
                <text:p><text:span text:style-name="T35"><text:s text:c="2"/></text:span><text:span text:style-name="T35">if ( v2 )</text:span></text:p>
                <text:p><text:span text:style-name="T35"><text:s text:c="2"/></text:span><text:span text:style-name="T35">{</text:span></text:p>
                <text:p><text:span text:style-name="T35"><text:s text:c="4"/></text:span><text:span text:style-name="T33">v3</text:span><text:span text:style-name="T35">.isa = </text:span><text:span text:style-name="T36">_NSConcreteStackBlock</text:span><text:span text:style-name="T35">;</text:span></text:p>
                <text:p><text:span text:style-name="T35"><text:s text:c="4"/></text:span><text:span text:style-name="T33">v3</text:span><text:span text:style-name="T35">.flags = 0xC2000000;</text:span></text:p>
                <text:p><text:span text:style-name="T35"><text:s text:c="4"/></text:span><text:span text:style-name="T33">v3</text:span><text:span text:style-name="T35">.reserved = 0;</text:span></text:p>
                <text:p><text:span text:style-name="T35"><text:s text:c="4"/></text:span><text:span text:style-name="T33">v3</text:span><text:span text:style-name="T35">.invoke = </text:span><text:span text:style-name="T32">requestCurrentProcessInformationsForDevice_block_invoke</text:span><text:span text:style-name="T35">;</text:span></text:p>
                <text:p><text:span text:style-name="T35"><text:s text:c="4"/></text:span><text:span text:style-name="T33">v3</text:span><text:span text:style-name="T35">.descriptor = &amp;</text:span><text:span text:style-name="T32">__block_descriptor_tmp_62</text:span><text:span text:style-name="T35">;</text:span></text:p>
                <text:p><text:span text:style-name="T35"><text:s text:c="4"/></text:span><text:span text:style-name="T33">v3</text:span><text:span text:style-name="T35">.lvar1 = </text:span><text:span text:style-name="T36">objc_retain</text:span><text:span text:style-name="T35">(</text:span><text:span text:style-name="T33">v2</text:span><text:span text:style-name="T35">);</text:span></text:p>
                <text:p><text:span text:style-name="T35"><text:s text:c="4"/></text:span><text:span text:style-name="T36">objc_msgSend</text:span><text:span text:style-name="T35">(&amp;</text:span><text:span text:style-name="T36">OBJC_CLASS___DVTFuture</text:span><text:span text:style-name="T35">, </text:span><text:span text:style-name="T37">"futureWithBlock:"</text:span><text:span text:style-name="T35">, &amp;</text:span><text:span text:style-name="T33">v3</text:span><text:span text:style-name="T35">);</text:span></text:p>
                <text:p><text:span text:style-name="T35"><text:s text:c="2"/></text:span><text:span text:style-name="T35">}</text:span></text:p>
                <text:p><text:span text:style-name="T35">}</text:span></text:p>
                <text:p><text:span text:style-name="T35"/></text:p>
                <text:p><text:span text:style-name="T31">// call -[DTDeviceInfoService runningProcesses] in the Instruments server process</text:span></text:p>
                <text:p><text:span text:style-name="T35">void __cdecl requestCurrentProcessInformationsForDevice_block_invoke(Block_layout_5803 *a1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&amp;</text:span><text:span text:style-name="T36">OBJC_CLASS___DTXMessage</text:span><text:span text:style-name="T35">, </text:span><text:span text:style-name="T37">"messageWithSelector:objectArguments:"</text:span><text:span text:style-name="T35">, </text:span><text:span text:style-name="T37">"runningProcesses"</text:span><text:span text:style-name="T35">, NULL);</text:span></text:p>
                <text:p><text:span text:style-name="T35"><text:s text:c="2"/></text:span><text:span text:style-name="T36">objc_msgSend</text:span><text:span text:style-name="T35">(</text:span><text:span text:style-name="T33">a1</text:span><text:span text:style-name="T35">-&gt;lvar1, </text:span><text:span text:style-name="T37">"sendControlAsync:replyHandler:"</text:span><text:span text:style-name="T35">, </text:span><text:span text:style-name="T33">v1</text:span><text:span text:style-name="T35">, NULL);</text:span></text:p>
                <text:p><text:span text:style-name="T35">}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presentation:style-name="pr17" draw:text-style-name="P11" draw:layer="layout" svg:width="25.199cm" svg:height="2.542cm" svg:x="0.904cm" svg:y="5.272cm" presentation:class="outline" presentation:user-transformed="true">
          <draw:text-box>
            <text:list text:style-name="L3">
              <text:list-header>
                <text:p><text:span text:style-name="T38">Conclusion: DTXMessage is a mechanism for transmitting Objective-C messages over the network. This allows a process to “call” a given method in another process, even from a completely separate devic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9.091cm" svg:height="0.76cm" svg:x="17.708cm" svg:y="17.791cm" presentation:class="table" presentation:user-transformed="true">
          <table:table table:template-name="default" table:use-first-row-styles="true" table:use-banding-rows-styles="true">
            <table:table-column table:style-name="co13"/>
            <table:table-row table:style-name="ro10">
              <table:table-cell table:style-name="ce10">
                <text:p text:style-name="P5"><text:span text:style-name="T29">-[DTDeviceInfoService runningProcesses]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801cm" svg:height="0.76cm" svg:x="20.389cm" svg:y="15.379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0">
                <text:p text:style-name="P5"><text:span text:style-name="T29">NSInvocation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801cm" svg:height="0.76cm" svg:x="20.315cm" svg:y="12.671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2">
                <text:p text:style-name="P5"><text:span text:style-name="T29">DTXMessage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5.179cm" svg:height="0.76cm" svg:x="19.531cm" svg:y="10.137cm">
          <table:table table:template-name="default" table:use-first-row-styles="true" table:use-banding-rows-styles="true">
            <table:table-column table:style-name="co15"/>
            <table:table-row table:style-name="ro10">
              <table:table-cell table:style-name="ce12">
                <text:p text:style-name="P5"><text:span text:style-name="T29">DTXMessageParser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3.677cm" svg:height="0.76cm" svg:x="20.33cm" svg:y="7.746cm">
          <table:table table:template-name="default" table:use-first-row-styles="true" table:use-banding-rows-styles="true">
            <table:table-column table:style-name="co16"/>
            <table:table-row table:style-name="ro10">
              <table:table-cell table:style-name="ce12">
                <text:p text:style-name="P5"><text:span text:style-name="T29">Raw Data (iOS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871cm" svg:height="0.76cm" svg:x="19.743cm" svg:y="5.497cm">
          <table:table table:template-name="default" table:use-first-row-styles="true" table:use-banding-rows-styles="true">
            <table:table-column table:style-name="co19"/>
            <table:table-row table:style-name="ro10">
              <table:table-cell table:style-name="ce13">
                <text:p text:style-name="P5"><text:span text:style-name="T39">DTXMessage (Xcode)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3" draw:text-style-name="P5" draw:layer="layout" svg:x1="22.2cm" svg:y1="6.264cm" svg:x2="22.2cm" svg:y2="7.746cm">
          <text:p/>
        </draw:line>
        <draw:line draw:style-name="gr3" draw:text-style-name="P5" draw:layer="layout" svg:x1="22.2cm" svg:y1="8.506cm" svg:x2="22.2cm" svg:y2="10.137cm">
          <text:p/>
        </draw:line>
        <draw:line draw:style-name="gr3" draw:text-style-name="P5" draw:layer="layout" svg:x1="22.2cm" svg:y1="10.897cm" svg:x2="22.2cm" svg:y2="12.681cm">
          <text:p/>
        </draw:line>
        <draw:line draw:style-name="gr3" draw:text-style-name="P5" draw:layer="layout" svg:x1="22.2cm" svg:y1="13.441cm" svg:x2="22.2cm" svg:y2="15.326cm">
          <text:p/>
        </draw:line>
        <draw:line draw:style-name="gr3" draw:text-style-name="P5" draw:layer="layout" svg:x1="22.2cm" svg:y1="16.139cm" svg:x2="22.2cm" svg:y2="17.8cm">
          <text:p/>
        </draw:line>
        <draw:frame presentation:style-name="pr18" draw:text-style-name="P3" draw:layer="layout" svg:width="15.696cm" svg:height="12.579cm" svg:x="1.55cm" svg:y="5.844cm" presentation:class="outline" presentation:user-transformed="true">
          <draw:text-box>
            <text:list text:style-name="L3">
              <text:list-item>
                <text:p><text:span text:style-name="T24">Now what?</text:span></text:p>
              </text:list-item>
              <text:list-item>
                <text:p><text:span text:style-name="T24">Critical logic:</text:span></text:p>
              </text:list-item>
            </text:list>
            <text:list text:style-name="L4">
              <text:list-item>
                <text:list>
                  <text:list-item>
                    <text:p><text:span text:style-name="T24">﻿</text:span><text:span text:style-name="T10">+[DTXMessage messageWithSelector:objectArguments:]</text:span></text:p>
                  </text:list-item>
                  <text:list-item>
                    <text:p><text:span text:style-name="T10">﻿</text:span><text:span text:style-name="T10">-[DTXMessageParser parseMessageWithExceptionHandler:]</text:span></text:p>
                  </text:list-item>
                </text:list>
              </text:list-item>
            </text:list>
            <text:list text:style-name="L3">
              <text:list-item>
                <text:p><text:span text:style-name="T24">Reverse-Engineering the data format for serialized Objective-C messages will be an uphill battle</text:span></text:p>
              </text:list-item>
              <text:list-item>
                <text:p><text:span text:style-name="T24">Code is very Objective-C heavy – objc_msgSend and overuse of block functions are forms of obfuscation in themselves</text:span></text:p>
              </text:list-item>
              <text:list-item>
                <text:p><text:span text:style-name="T24">It would help if we could obtain samples of the raw data transmitted over the wire. A static + dynamic approach has a higher probability of success.</text:span></text:p>
              </text:list-item>
              <text:list-item>
                <text:p><text:span text:style-name="T24">Again, iOS debugger to the rescue!</text:span></text:p>
              </text:list-item>
            </text:list>
          </draw:text-box>
        </draw:frame>
        <draw:frame draw:style-name="standard" draw:layer="layout" svg:width="6.399cm" svg:height="0.76cm" svg:x="18.966cm" svg:y="3.294cm">
          <table:table table:template-name="default" table:use-first-row-styles="true" table:use-banding-rows-styles="true">
            <table:table-column table:style-name="co20"/>
            <table:table-row table:style-name="ro10">
              <table:table-cell table:style-name="ce13">
                <text:p text:style-name="P5"><text:span text:style-name="T39">selector, arguments (Xcode)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3" draw:text-style-name="P5" draw:layer="layout" svg:x1="22.2cm" svg:y1="4.015cm" svg:x2="22.2cm" svg:y2="5.49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txmsg Plugin</text:p>
          </draw:text-box>
        </draw:frame>
        <draw:frame draw:style-name="standard" draw:layer="layout" svg:width="26.373cm" svg:height="11.058cm" svg:x="0.899cm" svg:y="7.489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11">
                <text:p><text:span text:style-name="T30">﻿</text:span><text:span text:style-name="T35">id __cdecl -[DTXMessageParser parseMessageWithExceptionHandler:](DTXMessageParser *self, SEL a2, id a3)</text:span></text:p>
                <text:p><text:span text:style-name="T35">{</text:span></text:p>
                <text:p><text:span text:style-name="T35"><text:s text:c="2"/></text:span><text:span text:style-name="T35">_DWORD *v1;</text:span></text:p>
                <text:p><text:span text:style-name="T35"><text:s text:c="2"/></text:span><text:span text:style-name="T35">_DWORD *v2;</text:span></text:p>
                <text:p><text:span text:style-name="T35"><text:s text:c="2"/></text:span><text:span text:style-name="T35">id v3;</text:span></text:p>
                <text:p><text:span text:style-name="T35"/></text:p>
                <text:p><text:span text:style-name="T35"><text:s text:c="2"/></text:span><text:span text:style-name="T31">// read the message header</text:span></text:p>
                <text:p><text:span text:style-name="T35"><text:s text:c="2"/></text:span><text:span text:style-name="T33">v1</text:span><text:span text:style-name="T35"> = </text:span><text:span text:style-name="T32">-[DTXMessageParser waitForMoreData:incrementalBuffer:]</text:span><text:span text:style-name="T35">(</text:span><text:span text:style-name="T33">self</text:span><text:span text:style-name="T35">, </text:span><text:span text:style-name="T37">"waitForMoreData:incrementalBuffer:"</text:span><text:span text:style-name="T35">, 32LL, 0LL);</text:span></text:p>
                <text:p><text:span text:style-name="T35"><text:s text:c="2"/></text:span><text:span text:style-name="T35">if ( !</text:span><text:span text:style-name="T33">v1</text:span><text:span text:style-name="T35"> )</text:span></text:p>
                <text:p><text:span text:style-name="T35"><text:s text:c="4"/></text:span><text:span text:style-name="T35">return NULL;</text:span></text:p>
                <text:p><text:span text:style-name="T35"/></text:p>
                <text:p><text:span text:style-name="T35"><text:s text:c="2"/></text:span><text:span text:style-name="T35">... </text:span><text:span text:style-name="T31">// validate header</text:span></text:p>
                <text:p><text:span text:style-name="T37"/></text:p>
                <text:p><text:span text:style-name="T37"><text:s text:c="2"/></text:span><text:span text:style-name="T31">// read the complete payload</text:span></text:p>
                <text:p><text:span text:style-name="T35"><text:s text:c="2"/></text:span><text:span text:style-name="T33">v1</text:span><text:span text:style-name="T35"> = </text:span><text:span text:style-name="T32">-[DTXMessageParser waitForMoreData:incrementalBuffer:]</text:span><text:span text:style-name="T35">(</text:span><text:span text:style-name="T33">self</text:span><text:span text:style-name="T35">, </text:span><text:span text:style-name="T37">"waitForMoreData:incrementalBuffer:"</text:span><text:span text:style-name="T35">, </text:span><text:span text:style-name="T33">v1</text:span><text:span text:style-name="T35">[3], &amp;</text:span><text:span text:style-name="T33">v2</text:span><text:span text:style-name="T35">);</text:span></text:p>
                <text:p><text:span text:style-name="T35"><text:s text:c="2"/></text:span><text:span text:style-name="T35">if ( !</text:span><text:span text:style-name="T33">v1</text:span><text:span text:style-name="T35"> )</text:span></text:p>
                <text:p><text:span text:style-name="T35"><text:s text:c="4"/></text:span><text:span text:style-name="T35">return NULL;</text:span></text:p>
                <text:p><text:span text:style-name="T35"/></text:p>
                <text:p><text:span text:style-name="T35"><text:s text:c="2"/></text:span><text:span text:style-name="T31">// initialize a DTXMessage from the raw data</text:span></text:p>
                <text:p><text:span text:style-name="T35"><text:s text:c="2"/></text:span><text:span text:style-name="T33">v3</text:span><text:span text:style-name="T35"> = </text:span><text:span text:style-name="T32">objc_msgSend</text:span><text:span text:style-name="T35">(&amp;</text:span><text:span text:style-name="T32">OBJC_CLASS___DTXMessage</text:span><text:span text:style-name="T35">, </text:span><text:span text:style-name="T37">"alloc"</text:span><text:span text:style-name="T35">);</text:span></text:p>
                <text:p><text:span text:style-name="T35"><text:s text:c="2"/></text:span><text:span text:style-name="T33">v3</text:span><text:span text:style-name="T35"> = </text:span><text:span text:style-name="T32">-[DTXMessage initWithSerializedForm:length:destructor:compressor:]</text:span><text:span text:style-name="T35">(</text:span></text:p>
                <text:p><text:span text:style-name="T35"><text:s text:c="9"/></text:span><text:span text:style-name="T33">v3</text:span><text:span text:style-name="T35">,</text:span></text:p>
                <text:p><text:span text:style-name="T35"><text:s text:c="9"/></text:span><text:span text:style-name="T37">"initWithSerializedForm:length:destructor:compressor:</text:span><text:span text:style-name="T35">",</text:span></text:p>
                <text:p><text:span text:style-name="T35"><text:s text:c="9"/></text:span><text:span text:style-name="T33">v2</text:span><text:span text:style-name="T35">,</text:span></text:p>
                <text:p><text:span text:style-name="T35"><text:s text:c="9"/></text:span><text:span text:style-name="T33">v1</text:span><text:span text:style-name="T35">[3],</text:span></text:p>
                <text:p><text:span text:style-name="T35"><text:s text:c="9"/></text:span><text:span text:style-name="T35">NULL,</text:span></text:p>
                <text:p><text:span text:style-name="T35"><text:s text:c="9"/></text:span><text:span text:style-name="T33">self</text:span><text:span text:style-name="T35">-&gt;_compressor);</text:span></text:p>
                <text:p><text:span text:style-name="T35"/></text:p>
                <text:p><text:span text:style-name="T35"><text:s text:c="2"/></text:span><text:span text:style-name="T35">return </text:span><text:span text:style-name="T33">v3</text:span><text:span text:style-name="T35">;</text:span></text:p>
                <text:p><text:span text:style-name="T35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" draw:text-style-name="P12" draw:layer="layout" svg:width="26cm" svg:height="1.777cm" svg:x="1cm" svg:y="5.638cm">
          <draw:text-box>
            <text:p><text:span text:style-name="T2">A specially placed breakpoint would allow us to log each serialized message received by the Instruments server:</text:span></text:p>
          </draw:text-box>
        </draw:frame>
        <draw:line draw:style-name="gr5" draw:text-style-name="P5" draw:layer="layout" svg:x1="11.6cm" svg:y1="13.294cm" svg:x2="3.8cm" svg:y2="13.294cm">
          <text:p/>
        </draw:line>
        <draw:frame draw:style-name="standard" draw:layer="layout" svg:width="9.391cm" svg:height="0.768cm" svg:x="11.469cm" svg:y="13.156cm">
          <table:table table:template-name="default" table:use-first-row-styles="true" table:use-banding-rows-styles="true">
            <table:table-column table:style-name="co22"/>
            <table:table-row table:style-name="ro14">
              <table:table-cell table:style-name="ce14">
                <text:p text:style-name="P5"><text:span text:style-name="T40">return value is a pointer to the message buffer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a DTXMessage</text:p>
          </draw:text-box>
        </draw:frame>
        <draw:frame draw:style-name="standard" draw:layer="layout" svg:width="17.619cm" svg:height="6.708cm" svg:x="1.18cm" svg:y="8.276cm" presentation:class="table" presentation:user-transformed="true">
          <table:table table:template-name="default" table:use-first-row-styles="true" table:use-banding-rows-styles="true">
            <table:table-column table:style-name="co23"/>
            <table:table-row table:style-name="ro15">
              <table:table-cell table:style-name="ce15">
                <text:p><text:span text:style-name="T41">00000000: </text:span><text:span text:style-name="T42">795b 3d1f</text:span><text:span text:style-name="T41"> 2000 0000 0000 0100 ac00 0000 <text:s/>y[=. ...........</text:span></text:p>
                <text:p><text:span text:style-name="T41">00000010: 0400 0000 0000 0000 0100 0000 0100 0000 <text:s/>................</text:span></text:p>
                <text:p><text:span text:style-name="T41">00000020: 0210 0000 0000 0000 9c00 0000 0000 0000 <text:s/>................</text:span></text:p>
                <text:p><text:span text:style-name="T41">00000030: 6270 6c69 7374 3030 d401 0203 0405 0609 <text:s/>bplist00........</text:span></text:p>
                <text:p><text:span text:style-name="T41">00000040: 0a58 2476 6572 7369 6f6e 5824 6f62 6a65 <text:s/>.X$versionX$obje</text:span></text:p>
                <text:p><text:span text:style-name="T41">00000050: 6374 7359 2461 7263 6869 7665 7254 2474 <text:s/>ctsY$archiverT$t</text:span></text:p>
                <text:p><text:span text:style-name="T41">00000060: 6f70 1200 0186 a0a2 0708 5524 6e75 6c6c <text:s/>op........U$null</text:span></text:p>
                <text:p><text:span text:style-name="T41">00000070: 5f10 10</text:span><text:span text:style-name="T43">72 756e 6e69 6e67 5072 6f63 6573</text:span><text:span text:style-name="T41"> <text:s/>_..</text:span><text:span text:style-name="T43">runningProces</text:span></text:p>
                <text:p><text:span text:style-name="T41">00000080: </text:span><text:span text:style-name="T43">7365 73</text:span><text:span text:style-name="T41">5f 100f </text:span><text:span text:style-name="T44">4e53 4b65 7965 6441 7263</text:span><text:span text:style-name="T41"> <text:s/></text:span><text:span text:style-name="T43">ses</text:span><text:span text:style-name="T41">_..</text:span><text:span text:style-name="T44">NSKeyedArc</text:span></text:p>
                <text:p><text:span text:style-name="T41">00000090: </text:span><text:span text:style-name="T44">6869 7665 72</text:span><text:span text:style-name="T41">d1 0b0c 5472 6f6f 7480 0108 <text:s/></text:span><text:span text:style-name="T44">hiver</text:span><text:span text:style-name="T41">...Troot...</text:span></text:p>
                <text:p><text:span text:style-name="T41">000000a0: 111a 232d 3237 3a40 5365 686d 0000 0000 <text:s/>..#-27:@Sehm....</text:span></text:p>
                <text:p><text:span text:style-name="T41">000000b0: 0000 0101 0000 0000 0000 000d 0000 0000 <text:s/>................</text:span></text:p>
                <text:p><text:span text:style-name="T41">000000c0: 0000 0000 0000 0000 0000 006f <text:s text:c="11"/>...........o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6" draw:text-style-name="P5" draw:layer="layout" svg:x1="4.2cm" svg:y1="6.524cm" svg:x2="4.2cm" svg:y2="8.4cm">
          <text:p/>
        </draw:line>
        <draw:frame draw:style-name="standard" draw:layer="layout" svg:width="7.07cm" svg:height="0.84cm" svg:x="0.929cm" svg:y="5.652cm">
          <table:table table:template-name="default" table:use-first-row-styles="true" table:use-banding-rows-styles="true">
            <table:table-column table:style-name="co24"/>
            <table:table-row table:style-name="ro16">
              <table:table-cell table:style-name="ce16">
                <text:p text:style-name="P5"><text:span text:style-name="T45">0x1F3D5B79: </text:span><text:span text:style-name="T45">﻿</text:span><text:span text:style-name="T45">DTX_MESSAGE_MAGI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7" draw:text-style-name="P5" draw:layer="layout" svg:x1="22.2cm" svg:y1="12.2cm" svg:x2="18.6cm" svg:y2="12.2cm">
          <text:p/>
        </draw:line>
        <draw:line draw:style-name="gr8" draw:text-style-name="P5" draw:layer="layout" svg:x1="22.2cm" svg:y1="10.5cm" svg:x2="22.2cm" svg:y2="12.2cm">
          <text:p/>
        </draw:line>
        <draw:frame draw:style-name="standard" draw:layer="layout" svg:width="3.591cm" svg:height="0.768cm" svg:x="20.362cm" svg:y="9.769cm">
          <table:table table:template-name="default" table:use-first-row-styles="true" table:use-banding-rows-styles="true">
            <table:table-column table:style-name="co25"/>
            <table:table-row table:style-name="ro17">
              <table:table-cell table:style-name="ce17">
                <text:p text:style-name="P5"><text:span text:style-name="T46">method selector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9" draw:text-style-name="P5" draw:layer="layout" svg:x1="14.677cm" svg:y1="16.8cm" svg:x2="14.677cm" svg:y2="13.4cm">
          <text:p/>
        </draw:line>
        <draw:line draw:style-name="gr10" draw:text-style-name="P5" draw:layer="layout" svg:x1="13.2cm" svg:y1="16.8cm" svg:x2="14.677cm" svg:y2="16.8cm">
          <text:p/>
        </draw:line>
        <draw:frame draw:style-name="standard" draw:layer="layout" svg:width="8.518cm" svg:height="0.768cm" svg:x="4.645cm" svg:y="16.458cm">
          <table:table table:template-name="default" table:use-first-row-styles="true" table:use-banding-rows-styles="true">
            <table:table-column table:style-name="co26"/>
            <table:table-row table:style-name="ro17">
              <table:table-cell table:style-name="ce18">
                <text:p text:style-name="P5"><text:span text:style-name="T47">“</text:span><text:span text:style-name="T47">NSKeyedArchiver”: probably worth a google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a DTXMessage</text:p>
          </draw:text-box>
        </draw:frame>
        <draw:frame draw:style-name="standard" draw:layer="layout" svg:width="17.572cm" svg:height="10.18cm" svg:x="0.547cm" svg:y="7.92cm" presentation:class="table" presentation:user-transformed="true">
          <table:table table:template-name="default" table:use-first-row-styles="true" table:use-banding-rows-styles="true">
            <table:table-column table:style-name="co27"/>
            <table:table-row table:style-name="ro15">
              <table:table-cell table:style-name="ce19">
                <text:p text:style-name="P13"><text:span text:style-name="T48">00000000: 795b 3d1f 2000 0000 0000 0100 6d02 0000 <text:s/>y[=. .......m...</text:span></text:p>
                <text:p text:style-name="P13"><text:span text:style-name="T48">...</text:span></text:p>
                <text:p text:style-name="P13"><text:span text:style-name="T48">000000c0: 6d65 5824 636c 6173 7365 735c 4e53 4469 <text:s/>meX$classes\NSDi</text:span></text:p>
                <text:p text:style-name="P13"><text:span text:style-name="T48">000000d0: 6374 696f 6e61 7279 a212 1458 4e53 4f62 <text:s/>ctionary...XNSOb</text:span></text:p>
                <text:p text:style-name="P13"><text:span text:style-name="T48">000000e0: 6a65 6374 5f10 0f4e 534b 6579 6564 4172 <text:s/>ject_..</text:span><text:span text:style-name="T49">NSKeyedAr</text:span></text:p>
                <text:p text:style-name="P13"><text:span text:style-name="T48">000000f0: 6368 6976 6572 d117 1854 726f 6f74 8001 <text:s/></text:span><text:span text:style-name="T49">chiver</text:span><text:span text:style-name="T48">...Troot..</text:span></text:p>
                <text:p text:style-name="P13"><text:span text:style-name="T48">00000100: 0811 1a23 2d32 373b 4148 505b 6263 6466 <text:s/>...#-27;AHP[bcdf</text:span></text:p>
                <text:p text:style-name="P13"><text:span text:style-name="T48">...</text:span></text:p>
                <text:p text:style-name="P13"><text:span text:style-name="T48">00000160: 246f 626a 6563 7473 5924 6172 6368 6976 <text:s/>$objectsY$archiv</text:span></text:p>
                <text:p text:style-name="P13"><text:span text:style-name="T48">00000170: 6572 5424 746f 7012 0001 86a0 a207 0855 <text:s/>erT$top........U</text:span></text:p>
                <text:p text:style-name="P13"><text:span text:style-name="T48">00000180: 246e 756c 6c50 5f10 0f4e 534b 6579 6564 <text:s/>$nullP_..</text:span><text:span text:style-name="T49">NSKeyed</text:span></text:p>
                <text:p text:style-name="P13"><text:span text:style-name="T48">00000190: 4172 6368 6976 6572 d10b 0c54 726f 6f74 <text:s/></text:span><text:span text:style-name="T49">Archiver</text:span><text:span text:style-name="T48">...Troot</text:span></text:p>
                <text:p text:style-name="P13"><text:span text:style-name="T48">000001a0: 8001 0811 1a23 2d32 373a 4041 5356 5b00 <text:s/>.....#-27:@ASV[.</text:span></text:p>
                <text:p text:style-name="P13"><text:span text:style-name="T48">...</text:span></text:p>
                <text:p text:style-name="P13"><text:span text:style-name="T48">00000200: 7012 0001 86a0 a207 0855 246e 756c 6c5f <text:s/>p........U$null_</text:span></text:p>
                <text:p text:style-name="P13"><text:span text:style-name="T48">00000210: 1032 </text:span><text:span text:style-name="T50">696e 7374 616c 6c65 6441 7070 6c69</text:span><text:span text:style-name="T48"> <text:s/>.2</text:span><text:span text:style-name="T50">installedAppli</text:span></text:p>
                <text:p text:style-name="P13"><text:span text:style-name="T48">00000220: </text:span><text:span text:style-name="T50">6361 7469 6f6e 734d 6174 6368 696e 673a</text:span><text:span text:style-name="T48"> <text:s/></text:span><text:span text:style-name="T50">cationsMatching:</text:span></text:p>
                <text:p text:style-name="P13"><text:span text:style-name="T48">00000230: </text:span><text:span text:style-name="T50">7265 6769 7374 6572 5570 6461 7465 546f</text:span><text:span text:style-name="T48"> <text:s/></text:span><text:span text:style-name="T50">registerUpdateTo</text:span></text:p>
                <text:p text:style-name="P13"><text:span text:style-name="T48">00000240: </text:span><text:span text:style-name="T50">6b65 6e3a</text:span><text:span text:style-name="T48"> 5f10 0f4e 534b 6579 6564 4172 <text:s/></text:span><text:span text:style-name="T50">ken:</text:span><text:span text:style-name="T48">_..NSKeyedAr</text:span></text:p>
                <text:p text:style-name="P13"><text:span text:style-name="T48">00000250: 6368 6976 6572 d10b 0c54 726f 6f74 8001 <text:s/>chiver...Troot..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1" draw:text-style-name="P14" draw:layer="layout" svg:width="17.2cm" svg:height="2.623cm" svg:x="0.4cm" svg:y="5.4cm">
          <draw:text-box>
            <text:p><text:span text:style-name="T51">It looks like the method selector is serialized using an NSKeyedArchiver, but what about the method arguments?</text:span></text:p>
            <text:p><text:span text:style-name="T51"/></text:p>
            <text:p><text:span text:style-name="T51">runningProcesses takes no arguments, so lets look at a different message:</text:span></text:p>
          </draw:text-box>
        </draw:frame>
        <draw:line draw:style-name="gr7" draw:text-style-name="P5" draw:layer="layout" svg:x1="20.047cm" svg:y1="16.8cm" svg:x2="18cm" svg:y2="16.8cm">
          <text:p/>
        </draw:line>
        <draw:frame draw:style-name="standard" draw:layer="layout" svg:width="9.938cm" svg:height="1.276cm" svg:x="17.831cm" svg:y="5.669cm">
          <table:table table:template-name="default" table:use-first-row-styles="true" table:use-banding-rows-styles="true">
            <table:table-column table:style-name="co28"/>
            <table:table-row table:style-name="ro18">
              <table:table-cell table:style-name="ce20">
                <text:p text:style-name="P5"><text:span text:style-name="T46"><text:s/></text:span><text:span text:style-name="T46">installedApplicationsMatching:registerUpdateToken: (accepts two arguments)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12" draw:text-style-name="P5" draw:layer="layout" svg:x1="21.175cm" svg:y1="13.32cm" svg:x2="17.884cm" svg:y2="13.288cm">
          <text:p/>
        </draw:line>
        <draw:frame draw:style-name="standard" draw:layer="layout" svg:width="5.999cm" svg:height="0.768cm" svg:x="21.175cm" svg:y="13cm">
          <table:table table:template-name="default" table:use-first-row-styles="true" table:use-banding-rows-styles="true">
            <table:table-column table:style-name="co29"/>
            <table:table-row table:style-name="ro17">
              <table:table-cell table:style-name="ce21">
                <text:p text:style-name="P5"><text:span text:style-name="T52">archived object (argument 2?)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12" draw:text-style-name="P5" draw:layer="layout" svg:x1="21.206cm" svg:y1="10.352cm" svg:x2="18cm" svg:y2="10.32cm">
          <text:p/>
        </draw:line>
        <draw:frame draw:style-name="standard" draw:layer="layout" svg:width="5.999cm" svg:height="0.768cm" svg:x="21.206cm" svg:y="9.978cm">
          <table:table table:template-name="default" table:use-first-row-styles="true" table:use-banding-rows-styles="true">
            <table:table-column table:style-name="co29"/>
            <table:table-row table:style-name="ro17">
              <table:table-cell table:style-name="ce21">
                <text:p text:style-name="P5"><text:span text:style-name="T52">archived object (argument 1?)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8" draw:text-style-name="P5" draw:layer="layout" svg:x1="20.001cm" svg:y1="6.946cm" svg:x2="20.048cm" svg:y2="16.801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draw:frame presentation:style-name="pr1" draw:layer="layout" svg:width="25.199cm" svg:height="3.506cm" svg:x="1.4cm" svg:y="0.837cm" presentation:class="title">
          <draw:text-box>
            <text:p>Anatomy of a DTXMessage</text:p>
          </draw:text-box>
        </draw:frame>
        <draw:frame draw:style-name="gr13" draw:text-style-name="P14" draw:layer="layout" svg:width="19.4cm" svg:height="3.809cm" svg:x="0.4cm" svg:y="5.4cm">
          <draw:text-box>
            <text:p><text:span text:style-name="T51">The picture is coming into focus, but there's still a missing link: the message receiver.</text:span></text:p>
            <text:p><text:span text:style-name="T51">Who decides which object will receive the message?</text:span></text:p>
            <text:p><text:span text:style-name="T51"/></text:p>
            <text:p><text:span text:style-name="T51">Recall that we noticed something like this in Xcode:</text:span></text:p>
            <text:p><text:span text:style-name="T51"/></text:p>
            <text:p><text:span text:style-name="T51"/></text:p>
          </draw:text-box>
        </draw:frame>
        <draw:frame draw:style-name="standard" draw:layer="layout" svg:width="24.148cm" svg:height="1.684cm" svg:x="0.651cm" svg:y="7.955cm">
          <table:table table:template-name="default" table:use-first-row-styles="true" table:use-banding-rows-styles="true">
            <table:table-column table:style-name="co30"/>
            <table:table-row table:style-name="ro19">
              <table:table-cell table:style-name="ce11">
                <text:p><text:span text:style-name="T33">v1</text:span><text:span text:style-name="T35"> = </text:span><text:span text:style-name="T36">objc_msgSend</text:span><text:span text:style-name="T35">(</text:span><text:span text:style-name="T33">a3</text:span><text:span text:style-name="T35">, </text:span><text:span text:style-name="T37">"primaryInstrumentsServer"</text:span><text:span text:style-name="T35">);</text:span></text:p>
                <text:p><text:span text:style-name="T33">v2</text:span><text:span text:style-name="T35"> = </text:span><text:span text:style-name="T36">objc_msgSend</text:span><text:span text:style-name="T35">(</text:span><text:span text:style-name="T33">v1</text:span><text:span text:style-name="T35">, </text:span><text:span text:style-name="T37">"makeChannelWithIdentifier:"</text:span><text:span text:style-name="T35">, </text:span><text:span text:style-name="T32">CFSTR</text:span><text:span text:style-name="T35">(</text:span><text:span text:style-name="T37">"com.apple.instruments.server.services.deviceinfo"</text:span><text:span text:style-name="T35">));</text:span></text:p>
                <text:p><text:span text:style-name="T33">v3</text:span><text:span text:style-name="T35"> = </text:span><text:span text:style-name="T36">objc_msgSend</text:span><text:span text:style-name="T35">(&amp;</text:span><text:span text:style-name="T36">OBJC_CLASS___DTXMessage</text:span><text:span text:style-name="T35">, </text:span><text:span text:style-name="T37">"messageWithSelector:objectArguments:"</text:span><text:span text:style-name="T35">, </text:span><text:span text:style-name="T37">"runningProcesses"</text:span><text:span text:style-name="T35">, NULL);</text:span></text:p>
                <text:p><text:span text:style-name="T33">v4</text:span><text:span text:style-name="T35"> = </text:span><text:span text:style-name="T36">objc_msgSend</text:span><text:span text:style-name="T35">(</text:span><text:span text:style-name="T33">v2,</text:span><text:span text:style-name="T35"> </text:span><text:span text:style-name="T37">"sendControlAsync:replyHandler:"</text:span><text:span text:style-name="T35">, </text:span><text:span text:style-name="T33">v3</text:span><text:span text:style-name="T35">, NULL);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4" draw:text-style-name="P14" draw:layer="layout" svg:width="19.4cm" svg:height="1.6cm" svg:x="0.4cm" svg:y="10cm">
          <draw:text-box>
            <text:p><text:span text:style-name="T51">-[DTXConnection makeChannelWithIdentifier:] seems to determine the message receiver.</text:span></text:p>
            <text:p><text:span text:style-name="T51">What does this method do? Note that we captured this message:</text:span></text:p>
          </draw:text-box>
        </draw:frame>
        <draw:frame draw:style-name="standard" draw:layer="layout" svg:width="17.619cm" svg:height="6.708cm" svg:x="0.645cm" svg:y="11.527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2">
                <text:p text:style-name="P13"><text:span text:style-name="T53">00000000: 795b 3d1f 2000 0000 0000 0100 a301 0000 <text:s/>y[=. ...........</text:span></text:p>
                <text:p text:style-name="P13"><text:span text:style-name="T41">...</text:span></text:p>
                <text:p text:style-name="P13"><text:span text:style-name="T41">00000090: 0708 5524 6e75 6c6c 5f10 30</text:span><text:span text:style-name="T43">63 6f6d 2e61</text:span><text:span text:style-name="T41"> <text:s/>..U$null_.0</text:span><text:span text:style-name="T43">com.a</text:span></text:p>
                <text:p text:style-name="P13"><text:span text:style-name="T41">000000a0: </text:span><text:span text:style-name="T43">7070 6c65 2e69 6e73 7472 756d 656e 7473</text:span><text:span text:style-name="T41"> <text:s/></text:span><text:span text:style-name="T43">pple.instruments</text:span></text:p>
                <text:p text:style-name="P13"><text:span text:style-name="T41">000000b0: </text:span><text:span text:style-name="T43">2e73 6572 7665 722e 7365 7276 6963 6573</text:span><text:span text:style-name="T41"> <text:s/></text:span><text:span text:style-name="T43">.server.services</text:span></text:p>
                <text:p text:style-name="P13"><text:span text:style-name="T41">000000c0: </text:span><text:span text:style-name="T43">2e64 6576 6963 6569 6e66 6f</text:span><text:span text:style-name="T41">5f 100f 4e53 <text:s/></text:span><text:span text:style-name="T43">.deviceinfo</text:span><text:span text:style-name="T41">_..NS</text:span></text:p>
                <text:p text:style-name="P13"><text:span text:style-name="T41">000000d0: 4b65 7965 6441 7263 6869 7665 72d1 0b0c <text:s/>KeyedArchiver...</text:span></text:p>
                <text:p text:style-name="P13"><text:span text:style-name="T41">...</text:span></text:p>
                <text:p text:style-name="P13"><text:span text:style-name="T41">00000150: 6e75 6c6c </text:span><text:span text:style-name="T54">5f10 235f 7265 7175 6573 7443</text:span><text:span text:style-name="T41"> <text:s/>null_.#</text:span><text:span text:style-name="T54">_requestC</text:span></text:p>
                <text:p text:style-name="P13"><text:span text:style-name="T41">00000160: </text:span><text:span text:style-name="T54">6861 6e6e 656c 5769 7468 436f 6465 3a69</text:span><text:span text:style-name="T41"> <text:s/></text:span><text:span text:style-name="T54">hannelWithCode:i</text:span></text:p>
                <text:p text:style-name="P13"><text:span text:style-name="T41">00000170: </text:span><text:span text:style-name="T54">6465 6e74 6966 6965 723a</text:span><text:span text:style-name="T41"> 5f10 0f4e 534b <text:s/></text:span><text:span text:style-name="T54">dentifier:</text:span><text:span text:style-name="T41">_..NSK</text:span></text:p>
                <text:p text:style-name="P13"><text:span text:style-name="T41">00000180: 6579 6564 4172 6368 6976 6572 d10b 0c54 <text:s/>eyedArchiver...T</text:span></text:p>
                <text:p text:style-name="P13"><text:span text:style-name="T41">00000190: 726f 6f74 8001 0811 1a23 2d32 373a 4066 <text:s/>root.....#-27:@f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9.251cm" svg:height="0.768cm" svg:x="18.478cm" svg:y="11.757cm">
          <table:table table:template-name="default" table:use-first-row-styles="true" table:use-banding-rows-styles="true">
            <table:table-column table:style-name="co31"/>
            <table:table-row table:style-name="ro17">
              <table:table-cell table:style-name="ce20">
                <text:p text:style-name="P5"><text:span text:style-name="T46">com.apple.instruments.server.services.deviceinfo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6.919cm" svg:height="0.768cm" svg:x="19.702cm" svg:y="14.749cm">
          <table:table table:template-name="default" table:use-first-row-styles="true" table:use-banding-rows-styles="true">
            <table:table-column table:style-name="co32"/>
            <table:table-row table:style-name="ro17">
              <table:table-cell table:style-name="ce23">
                <text:p text:style-name="P5"><text:span text:style-name="T55">requestChannelWithCode:identifier: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7" draw:text-style-name="P5" draw:layer="layout" svg:x1="23.125cm" svg:y1="13.4cm" svg:x2="18.125cm" svg:y2="13.4cm">
          <text:p/>
        </draw:line>
        <draw:line draw:style-name="gr8" draw:text-style-name="P5" draw:layer="layout" svg:x1="23.125cm" svg:y1="13.4cm" svg:x2="23.125cm" svg:y2="12.524cm">
          <text:p/>
        </draw:line>
        <draw:line draw:style-name="gr12" draw:text-style-name="P5" draw:layer="layout" svg:x1="23.164cm" svg:y1="16.4cm" svg:x2="18.164cm" svg:y2="16.4cm">
          <text:p/>
        </draw:line>
        <draw:line draw:style-name="gr15" draw:text-style-name="P5" draw:layer="layout" svg:x1="23.164cm" svg:y1="16.4cm" svg:x2="23.164cm" svg:y2="15.517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txmsg Plugin: Synopsis</text:p>
          </draw:text-box>
        </draw:frame>
        <draw:frame presentation:style-name="pr19" draw:text-style-name="P15" draw:layer="layout" svg:width="25.199cm" svg:height="10.736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hen querying the process list, Xcode sent 5 messages to the Instruments server:</text:span></text:p>
              </text:list-item>
            </text:list>
            <text:list text:style-name="L6">
              <text:list-item>
                <text:list>
                  <text:list-item>
                    <text:p><text:span text:style-name="T57">_notifyOfPublishedCapabilities:</text:span></text:p>
                  </text:list-item>
                  <text:list-item>
                    <text:p><text:span text:style-name="T57">_requestChannelWithCode:identifier:</text:span></text:p>
                    <text:list>
                      <text:list-item>
                        <text:p><text:span text:style-name="T57">identifier = "com.apple.instruments.server.services.deviceinfo"</text:span></text:p>
                      </text:list-item>
                    </text:list>
                  </text:list-item>
                  <text:list-item>
                    <text:p><text:span text:style-name="T58">_requestChannelWithCode:identifier</text:span></text:p>
                    <text:list>
                      <text:list-item>
                        <text:p><text:span text:style-name="T58">identifier = "com.apple.instruments.server.services.device.applictionListing”</text:span></text:p>
                      </text:list-item>
                    </text:list>
                  </text:list-item>
                  <text:list-item>
                    <text:p><text:span text:style-name="T58">runningProcesses</text:span></text:p>
                  </text:list-item>
                  <text:list-item>
                    <text:p><text:span text:style-name="T58">installedApplicationsMatching:registerUpdateToken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txmsg Plugin: Synopsis</text:p>
          </draw:text-box>
        </draw:frame>
        <draw:frame presentation:style-name="pr19" draw:text-style-name="P15" draw:layer="layout" svg:width="25.199cm" svg:height="10.736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hen querying the process list, Xcode sent 5 messages to the Instruments server:</text:span></text:p>
              </text:list-item>
            </text:list>
            <text:list text:style-name="L6">
              <text:list-item>
                <text:list>
                  <text:list-item>
                    <text:p><text:span text:style-name="T57">_notifyOfPublishedCapabilities:</text:span></text:p>
                  </text:list-item>
                  <text:list-item>
                    <text:p><text:span text:style-name="T57">_requestChannelWithCode:identifier:</text:span></text:p>
                    <text:list>
                      <text:list-item>
                        <text:p><text:span text:style-name="T57">identifier = "com.apple.instruments.server.services.deviceinfo"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59">_requestChannelWithCode:identifier</text:span></text:p>
                    <text:list>
                      <text:list-item>
                        <text:p><text:span text:style-name="T59">identifier = "com.apple.instruments.server.services.device.applictionListing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8">runningProcess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59">installedApplicationsMatching:registerUpdateToken:</text:span>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25.695cm" svg:height="1.074cm" svg:x="0.905cm" svg:y="17.526cm">
          <draw:text-box>
            <text:p><text:span text:style-name="T60">* These messages request a list of all installed apps. Interesting, but not absolutely necessa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txmsg Plugin: Synopsis</text:p>
          </draw:text-box>
        </draw:frame>
        <draw:frame presentation:style-name="pr19" draw:text-style-name="P15" draw:layer="layout" svg:width="25.199cm" svg:height="10.736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hen querying the process list, Xcode sent 5 messages to the Instruments server:</text:span></text:p>
              </text:list-item>
            </text:list>
            <text:list text:style-name="L10">
              <text:list-item>
                <text:list>
                  <text:list-item>
                    <text:p><text:span text:style-name="T61">_notifyOfPublishedCapabilities:</text:span></text:p>
                  </text:list-item>
                  <text:list-item>
                    <text:p><text:span text:style-name="T61">_requestChannelWithCode:identifier:</text:span></text:p>
                    <text:list>
                      <text:list-item>
                        <text:p><text:span text:style-name="T61">identifier = "com.apple.instruments.server.services.deviceinfo"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8">_requestChannelWithCode:identifier</text:span></text:p>
                    <text:list>
                      <text:list-item>
                        <text:p><text:span text:style-name="T58">identifier = "com.apple.instruments.server.services.device.applictionListing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62">runningProces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8">installedApplicationsMatching:registerUpdateToken:</text:span></text:p>
                  </text:list-item>
                </text:list>
              </text:list-item>
            </text:list>
          </draw:text-box>
        </draw:frame>
        <draw:frame draw:style-name="gr16" draw:text-style-name="P17" draw:layer="layout" svg:width="25.695cm" svg:height="1.074cm" svg:x="0.905cm" svg:y="17.526cm">
          <draw:text-box>
            <text:p><text:span text:style-name="T63">* Likely the minimal required behaviour for querying the proc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txmsg Plugin: Synopsis</text:p>
          </draw:text-box>
        </draw:frame>
        <draw:frame presentation:style-name="pr20" draw:text-style-name="P15" draw:layer="layout" svg:width="25.199cm" svg:height="13.09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ith just a few carefully placed breakpoints, we already know</text:span></text:p>
              </text:list-item>
            </text:list>
            <text:list text:style-name="L4">
              <text:list-item>
                <text:list>
                  <text:list-item>
                    <text:p><text:span text:style-name="T4">what a conversation with the server looks like, at a high level</text:span></text:p>
                  </text:list-item>
                  <text:list-item>
                    <text:p><text:span text:style-name="T4">how serialized messages are formatted:</text:span></text:p>
                    <text:list>
                      <text:list-item>
                        <text:p><text:span text:style-name="T4">method selector serialized with NSKeyedArchiver</text:span></text:p>
                      </text:list-item>
                      <text:list-item>
                        <text:p><text:span text:style-name="T4">method arguments serialized as a sequence of archived objects</text:span></text:p>
                      </text:list-item>
                    </text:list>
                  </text:list-item>
                  <text:list-item>
                    <text:p><text:span text:style-name="T4">how message receivers are chosen:</text:span></text:p>
                    <text:list>
                      <text:list-item>
                        <text:p><text:span text:style-name="T4">messages are delivered using a given “channel”</text:span></text:p>
                      </text:list-item>
                      <text:list-item>
                        <text:p><text:span text:style-name="T4">channels are identified by a unique url string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6">Now for the final (and hardest) step: transmitting messages ourselves</text:span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inal Steps: Decompilation</text:p>
          </draw:text-box>
        </draw:frame>
        <draw:frame presentation:style-name="pr21" draw:layer="layout" svg:width="25.199cm" svg:height="12.499cm" svg:x="1.4cm" svg:y="6.014cm" presentation:class="outline" presentation:user-transformed="true">
          <draw:text-box>
            <text:list text:style-name="L3">
              <text:list-item>
                <text:p><text:span text:style-name="T64">Ultimately we must be able to communicate with the Instruments server without using Xcode</text:span></text:p>
              </text:list-item>
              <text:list-item>
                <text:p><text:span text:style-name="T64">Our understanding of serialized messages must be perfect, down to the exact bytes</text:span></text:p>
              </text:list-item>
              <text:list-item>
                <text:p><text:span text:style-name="T64">IDA is invaluable here. We can aggressively refine the decompilation for some critical functions:</text:span></text:p>
              </text:list-item>
            </text:list>
            <text:list text:style-name="L11">
              <text:list-item>
                <text:list>
                  <text:list-item>
                    <text:p><text:span text:style-name="T5">﻿</text:span><text:span text:style-name="T38">-[DTXMessageParser parseMessageWithExceptionHandler:]</text:span></text:p>
                  </text:list-item>
                  <text:list-item>
                    <text:p><text:span text:style-name="T38">-[DTXMessage initWithSelector:firstArg:remainingObjectArgs:]</text:span></text:p>
                  </text:list-item>
                  <text:list-item>
                    <text:p><text:span text:style-name="T38">﻿</text:span><text:span text:style-name="T38">-[DTXMessage initWithSerializedForm:length:destructor:compressor:]</text:span></text:p>
                  </text:list-item>
                  <text:list-item>
                    <text:p><text:span text:style-name="T38">-[DTXMessage _appendTypesAndValues:withKey:list: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inal Steps: Decompilation</text:p>
          </draw:text-box>
        </draw:frame>
        <draw:frame presentation:style-name="pr22" draw:layer="layout" svg:width="18.2cm" svg:height="2.033cm" svg:x="1cm" svg:y="5.4cm" presentation:class="outline" presentation:user-transformed="true">
          <draw:text-box>
            <text:list text:style-name="L3">
              <text:list-header>
                <text:p><text:span text:style-name="T64">Decompilation yields some important structures:</text:span></text:p>
              </text:list-header>
            </text:list>
          </draw:text-box>
        </draw:frame>
        <draw:frame draw:style-name="standard" draw:layer="layout" svg:width="12.388cm" svg:height="6.708cm" svg:x="14.011cm" svg:y="6.776cm">
          <table:table table:template-name="default" table:use-first-row-styles="true" table:use-banding-rows-styles="true">
            <table:table-column table:style-name="co33"/>
            <table:table-row table:style-name="ro15">
              <table:table-cell table:style-name="ce24">
                <text:p><text:span text:style-name="T65">// header for serialized message data</text:span></text:p>
                <text:p><text:span text:style-name="T66">struct DTXMessageHeader</text:span></text:p>
                <text:p><text:span text:style-name="T66">{</text:span></text:p>
                <text:p><text:span text:style-name="T66"><text:s text:c="2"/></text:span><text:span text:style-name="T66">uint32 magic;</text:span></text:p>
                <text:p><text:span text:style-name="T66"><text:s text:c="2"/></text:span><text:span text:style-name="T66">uint32 cb;</text:span></text:p>
                <text:p><text:span text:style-name="T66"><text:s text:c="2"/></text:span><text:span text:style-name="T66">uint16 fragmentId;</text:span></text:p>
                <text:p><text:span text:style-name="T66"><text:s text:c="2"/></text:span><text:span text:style-name="T66">uint16 fragmentCount;</text:span></text:p>
                <text:p><text:span text:style-name="T66"><text:s text:c="2"/></text:span><text:span text:style-name="T66">uint32 length;</text:span></text:p>
                <text:p><text:span text:style-name="T66"><text:s text:c="2"/></text:span><text:span text:style-name="T66">uint32 identifier;</text:span></text:p>
                <text:p><text:span text:style-name="T66"><text:s text:c="2"/></text:span><text:span text:style-name="T66">uint32 conversationIndex;</text:span></text:p>
                <text:p><text:span text:style-name="T66"><text:s text:c="2"/></text:span><text:span text:style-name="T66">uint32 channelCode;</text:span></text:p>
                <text:p><text:span text:style-name="T66"><text:s text:c="2"/></text:span><text:span text:style-name="T66">uint32 expectsReply;</text:span></text:p>
                <text:p><text:span text:style-name="T66">};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2.399cm" svg:height="3.92cm" svg:x="13.982cm" svg:y="13.879cm">
          <table:table table:template-name="default" table:use-first-row-styles="true" table:use-banding-rows-styles="true">
            <table:table-column table:style-name="co34"/>
            <table:table-row table:style-name="ro21">
              <table:table-cell table:style-name="ce24">
                <text:p><text:span text:style-name="T65">// layout of serialized payload</text:span></text:p>
                <text:p><text:span text:style-name="T66">struct DTXMessagePayloadHeader</text:span></text:p>
                <text:p><text:span text:style-name="T66">{</text:span></text:p>
                <text:p><text:span text:style-name="T66"><text:s text:c="2"/></text:span><text:span text:style-name="T66">uint32 flags;</text:span></text:p>
                <text:p><text:span text:style-name="T66"><text:s text:c="2"/></text:span><text:span text:style-name="T66">uint32 auxiliaryLength;</text:span></text:p>
                <text:p><text:span text:style-name="T66"><text:s text:c="2"/></text:span><text:span text:style-name="T66">uint64 totalLength;</text:span></text:p>
                <text:p><text:span text:style-name="T66">};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1.173cm" svg:height="10.998cm" svg:x="1.626cm" svg:y="6.801cm">
          <table:table table:template-name="default" table:use-first-row-styles="true" table:use-banding-rows-styles="true">
            <table:table-column table:style-name="co35"/>
            <table:table-row table:style-name="ro22">
              <table:table-cell table:style-name="ce24">
                <text:p><text:span text:style-name="T65">// a DTXMessage object in memory</text:span></text:p>
                <text:p><text:span text:style-name="T66">struct DTXMessage</text:span></text:p>
                <text:p><text:span text:style-name="T66">{</text:span></text:p>
                <text:p><text:span text:style-name="T66"><text:s text:c="2"/></text:span><text:span text:style-name="T66">NSObject super;</text:span></text:p>
                <text:p><text:span text:style-name="T66"><text:s text:c="2"/></text:span><text:span text:style-name="T66">int32 _messageType;</text:span></text:p>
                <text:p><text:span text:style-name="T66"><text:s text:c="2"/></text:span><text:span text:style-name="T66">int32 _compressionType;</text:span></text:p>
                <text:p><text:span text:style-name="T66"><text:s text:c="2"/></text:span><text:span text:style-name="T66">uint32 _status;</text:span></text:p>
                <text:p><text:span text:style-name="T66"><text:s text:c="2"/></text:span><text:span text:style-name="T66">id _destructor;</text:span></text:p>
                <text:p><text:span text:style-name="T66"><text:s text:c="2"/></text:span><text:span text:style-name="T66">const char *_internalBuffer;</text:span></text:p>
                <text:p><text:span text:style-name="T66"><text:s text:c="2"/></text:span><text:span text:style-name="T66">uint64 _internalBufferLength;</text:span></text:p>
                <text:p><text:span text:style-name="T66"><text:s text:c="2"/></text:span><text:span text:style-name="T66">uint64 _cost;</text:span></text:p>
                <text:p><text:span text:style-name="T66"><text:s text:c="2"/></text:span><text:span text:style-name="T66">id _payloadObject;</text:span></text:p>
                <text:p><text:span text:style-name="T66"><text:s text:c="2"/></text:span><text:span text:style-name="T66">void *_auxiliary;</text:span></text:p>
                <text:p><text:span text:style-name="T66"><text:s text:c="2"/></text:span><text:span text:style-name="T66">bool _deserialized;</text:span></text:p>
                <text:p><text:span text:style-name="T66"><text:s text:c="2"/></text:span><text:span text:style-name="T66">bool _immutable;</text:span></text:p>
                <text:p><text:span text:style-name="T66"><text:s text:c="2"/></text:span><text:span text:style-name="T66">bool _expectsReply;</text:span></text:p>
                <text:p><text:span text:style-name="T66"><text:s text:c="2"/></text:span><text:span text:style-name="T66">uint32 _identifier;</text:span></text:p>
                <text:p><text:span text:style-name="T66"><text:s text:c="2"/></text:span><text:span text:style-name="T66">uint32 _channelCode;</text:span></text:p>
                <text:p><text:span text:style-name="T66"><text:s text:c="2"/></text:span><text:span text:style-name="T66">uint32 _conversationIndex;</text:span></text:p>
                <text:p><text:span text:style-name="T66"><text:s text:c="2"/></text:span><text:span text:style-name="T66">NSDictionary *_auxiliaryPromoted;</text:span></text:p>
                <text:p><text:span text:style-name="T66">};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DTXMessage: Finalized</text:p>
          </draw:text-box>
        </draw:frame>
        <draw:frame draw:style-name="standard" draw:layer="layout" svg:width="5.081cm" svg:height="0.971cm" svg:x="3.918cm" svg:y="11.287cm">
          <table:table table:template-name="default" table:use-first-row-styles="true" table:use-banding-rows-styles="true">
            <table:table-column table:style-name="co36"/>
            <table:table-row table:style-name="ro3">
              <table:table-cell table:style-name="ce25"/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2.58cm" svg:height="0.971cm" svg:x="9.019cm" svg:y="11.288cm">
          <table:table table:template-name="default" table:use-first-row-styles="true" table:use-banding-rows-styles="true">
            <table:table-column table:style-name="co37"/>
            <table:table-row table:style-name="ro3">
              <table:table-cell table:style-name="ce26"/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8.4cm" svg:height="0.971cm" svg:x="11.599cm" svg:y="11.289cm">
          <table:table table:template-name="default" table:use-first-row-styles="true" table:use-banding-rows-styles="true">
            <table:table-column table:style-name="co38"/>
            <table:table-row table:style-name="ro3">
              <table:table-cell table:style-name="ce27"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4.199cm" svg:height="0.971cm" svg:x="20cm" svg:y="11.29cm">
          <table:table table:template-name="default" table:use-first-row-styles="true" table:use-banding-rows-styles="true">
            <table:table-column table:style-name="co39"/>
            <table:table-row table:style-name="ro3">
              <table:table-cell table:style-name="ce28"/>
            </table:table-row>
          </table:table>
          <draw:image xlink:href="Pictures/TablePreview46.svm" xlink:type="simple" xlink:show="embed" xlink:actuate="onLoad"/>
        </draw:frame>
        <draw:line draw:style-name="gr6" draw:text-style-name="P5" draw:layer="layout" svg:x1="6.4cm" svg:y1="8.6cm" svg:x2="6.4cm" svg:y2="11.2cm">
          <text:p/>
        </draw:line>
        <draw:frame draw:style-name="standard" draw:layer="layout" svg:width="4.998cm" svg:height="0.853cm" svg:x="3.917cm" svg:y="7.707cm">
          <table:table table:template-name="default" table:use-first-row-styles="true" table:use-banding-rows-styles="true">
            <table:table-column table:style-name="co40"/>
            <table:table-row table:style-name="ro23">
              <table:table-cell table:style-name="ce29">
                <text:p text:style-name="P5"><text:span text:style-name="T67">DTXMessageHeader</text:span></text:p>
              </table:table-cell>
            </table:table-row>
          </table:table>
          <draw:image xlink:href="Pictures/TablePreview47.svm" xlink:type="simple" xlink:show="embed" xlink:actuate="onLoad"/>
        </draw:frame>
        <draw:line draw:style-name="gr17" draw:text-style-name="P5" draw:layer="layout" svg:x1="10.219cm" svg:y1="14.911cm" svg:x2="10.219cm" svg:y2="12.346cm">
          <text:p/>
        </draw:line>
        <draw:frame draw:style-name="standard" draw:layer="layout" svg:width="6.349cm" svg:height="0.853cm" svg:x="7.044cm" svg:y="14.902cm">
          <table:table table:template-name="default" table:use-first-row-styles="true" table:use-banding-rows-styles="true">
            <table:table-column table:style-name="co41"/>
            <table:table-row table:style-name="ro23">
              <table:table-cell table:style-name="ce30">
                <text:p text:style-name="P5"><text:span text:style-name="T68">DTXMessagePayloadHeader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8.598cm" svg:height="1.446cm" svg:x="11.508cm" svg:y="5.738cm">
          <table:table table:template-name="default" table:use-first-row-styles="true" table:use-banding-rows-styles="true">
            <table:table-column table:style-name="co42"/>
            <table:table-row table:style-name="ro3">
              <table:table-cell table:style-name="ce31">
                <text:p text:style-name="P5"><text:span text:style-name="T69">auxiliary payload data</text:span></text:p>
                <text:p text:style-name="P5"><text:span text:style-name="T69">(serialized array of method arguments)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6.198cm" svg:height="2.061cm" svg:x="19.2cm" svg:y="14.738cm">
          <table:table table:template-name="default" table:use-first-row-styles="true" table:use-banding-rows-styles="true">
            <table:table-column table:style-name="co43"/>
            <table:table-row table:style-name="ro24">
              <table:table-cell table:style-name="ce32">
                <text:p text:style-name="P5"><text:span text:style-name="T70">serialized payload object</text:span></text:p>
                <text:p text:style-name="P5"><text:span text:style-name="T70">(either a method selector,</text:span></text:p>
                <text:p text:style-name="P5"><text:span text:style-name="T70">or a method's return value)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7" draw:text-style-name="P5" draw:layer="layout" svg:x1="22.2cm" svg:y1="14.732cm" svg:x2="22.2cm" svg:y2="12.344cm">
          <text:p/>
        </draw:line>
        <draw:frame draw:style-name="standard" draw:layer="layout" svg:width="4.199cm" svg:height="0.894cm" svg:x="13.121cm" svg:y="9.373cm">
          <table:table table:template-name="default" table:use-first-row-styles="true" table:use-banding-rows-styles="true">
            <table:table-column table:style-name="co39"/>
            <table:table-row table:style-name="ro25">
              <table:table-cell table:style-name="ce33">
                <text:p text:style-name="P5"><text:span text:style-name="T71">complete payload</text:span></text:p>
              </table:table-cell>
            </table:table-row>
          </table:table>
          <draw:image xlink:href="Pictures/TablePreview51.svm" xlink:type="simple" xlink:show="embed" xlink:actuate="onLoad"/>
        </draw:frame>
        <draw:line draw:style-name="gr18" draw:text-style-name="P5" draw:layer="layout" svg:x1="9cm" svg:y1="9.8cm" svg:x2="13.121cm" svg:y2="9.8cm">
          <text:p/>
        </draw:line>
        <draw:line draw:style-name="gr19" draw:text-style-name="P5" draw:layer="layout" svg:x1="9cm" svg:y1="9.8cm" svg:x2="9cm" svg:y2="11.2cm">
          <text:p/>
        </draw:line>
        <draw:line draw:style-name="gr20" draw:text-style-name="P5" draw:layer="layout" svg:x1="9cm" svg:y1="9.8cm" svg:x2="9cm" svg:y2="11.2cm">
          <text:p/>
        </draw:line>
        <draw:line draw:style-name="gr20" draw:text-style-name="P5" draw:layer="layout" svg:x1="24.199cm" svg:y1="9.8cm" svg:x2="24.199cm" svg:y2="11.2cm">
          <text:p/>
        </draw:line>
        <draw:line draw:style-name="gr18" draw:text-style-name="P5" draw:layer="layout" svg:x1="17.32cm" svg:y1="9.8cm" svg:x2="24.199cm" svg:y2="9.8cm">
          <text:p/>
        </draw:line>
        <draw:line draw:style-name="gr9" draw:text-style-name="P5" draw:layer="layout" svg:x1="18cm" svg:y1="7.171cm" svg:x2="18cm" svg:y2="11.187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dtxmsg_client</text:p>
          </draw:text-box>
        </draw:frame>
        <draw:frame presentation:style-name="pr8" draw:text-style-name="P18" draw:layer="layout" svg:width="25.199cm" svg:height="11.886cm" svg:x="1.4cm" svg:y="6.014cm" presentation:class="outline">
          <draw:text-box>
            <text:list text:style-name="L3">
              <text:list-item>
                <text:p><text:span text:style-name="T72">A sample client application is included with the dtxmsg plugin</text:span></text:p>
              </text:list-item>
              <text:list-item>
                <text:p><text:span text:style-name="T72">This app is able to invoke the runningProcesses method, retrieve its return value, and print it in plain text</text:span></text:p>
              </text:list-item>
              <text:list-item>
                <text:p><text:span text:style-name="T73">Objective complete!</text:span></text:p>
              </text:list-item>
              <text:list-item>
                <text:p><text:span text:style-name="T72">Source code for this app is available for 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dtxmsg_client</text:p>
          </draw:text-box>
        </draw:frame>
        <draw:frame presentation:style-name="pr8" draw:layer="layout" svg:width="25.4cm" svg:height="11.886cm" svg:x="1.4cm" svg:y="6.014cm" presentation:class="outline" presentation:user-transformed="true">
          <draw:text-box>
            <text:list text:style-name="L3">
              <text:list-item>
                <text:p><text:span text:style-name="T74">Extra credit:</text:span></text:p>
                <text:p><text:span text:style-name="T74">There are some other methods that might be of interest to us:</text:span></text:p>
              </text:list-item>
            </text:list>
            <text:list text:style-name="L6">
              <text:list-item>
                <text:list>
                  <text:list-item>
                    <text:p><text:span text:style-name="T10">-[DTApplicationListingService installedApplicationsMatching:registerUpdateToken:]</text:span></text:p>
                  </text:list-item>
                  <text:list-item>
                    <text:p><text:span text:style-name="T10">-[DTProcessControlService launchSuspendedProcessWithDevicePath:bundleIdentifier:environment:arguments:]</text:span></text:p>
                  </text:list-item>
                  <text:list-item>
                    <text:p><text:span text:style-name="T10">-[DTProcessControlService killPid:]</text:span></text:p>
                  </text:list-item>
                </text:list>
              </text:list-item>
            </text:list>
            <text:list text:style-name="L3">
              <text:list-item>
                <text:p><text:span text:style-name="T74">dtxmsg_client can invoke all of these methods as well</text:span></text:p>
              </text:list-item>
              <text:list-item>
                <text:p><text:span text:style-name="T74">They provide a little more insight into how complex method arguments and return values are hand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3" draw:text-style-name="P4" draw:layer="layout" svg:width="25.199cm" svg:height="12.321cm" svg:x="1.4cm" svg:y="6.014cm" presentation:class="outline" presentation:user-transformed="true">
          <draw:text-box>
            <text:list text:style-name="L3">
              <text:list-item>
                <text:p><text:span text:style-name="T5">The Instruments server is responsible for much more than just simple process control:</text:span></text:p>
              </text:list-item>
            </text:list>
            <text:list text:style-name="L11">
              <text:list-item>
                <text:list>
                  <text:list-item>
                    <text:p><text:span text:style-name="T5">UI automation</text:span></text:p>
                  </text:list-item>
                  <text:list-item>
                    <text:p><text:span text:style-name="T5">Graphics and Core Animation debugging</text:span></text:p>
                  </text:list-item>
                  <text:list-item>
                    <text:p><text:span text:style-name="T5">Usage statistics (file system, CPU)</text:span></text:p>
                  </text:list-item>
                  <text:list-item>
                    <text:p><text:span text:style-name="T5">File transfer</text:span></text:p>
                  </text:list-item>
                  <text:list-item>
                    <text:p><text:span text:style-name="T5">Leak checking</text:span></text:p>
                  </text:list-item>
                </text:list>
              </text:list-item>
            </text:list>
            <text:list text:style-name="L3">
              <text:list-item>
                <text:p><text:span text:style-name="T5">DTXConnectionServices framework is also used by many other tools in DeveloperDiskImage.dmg</text:span></text:p>
              </text:list-item>
              <text:list-item>
                <text:p><text:span text:style-name="T5">Hopefully this is just the beginn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127cm" text:min-label-width="0.508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0.254cm" text:min-label-width="0.50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0.381cm" text:min-label-width="0.508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0.508cm" text:min-label-width="0.508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0.635cm" text:min-label-width="0.508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0.762cm" text:min-label-width="0.508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0.889cm" text:min-label-width="0.508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1.016cm" text:min-label-width="0.508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.143cm" text:min-label-width="0.508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1.27cm" text:min-label-width="0.508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Apple SD Gothic Neo'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'Apple SD Gothic Neo'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'Apple SD Gothic Neo'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pple SD Gothic Neo'" style:font-pitch="variable" fo:font-size="40pt" fo:font-style="normal" fo:text-shadow="none" style:text-underline-style="none" fo:font-weight="normal" style:font-family-asian="'Andale Sans UI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oy Bowman</meta:initial-creator>
    <meta:creation-date>2018-05-28T11:11:06</meta:creation-date>
    <meta:editing-duration>P3DT30M11S</meta:editing-duration>
    <meta:editing-cycles>22</meta:editing-cycles>
    <meta:generator>OpenOffice/4.1.2$Unix OpenOffice.org_project/412m3$Build-9782</meta:generator>
    <dc:title>Discovering the iOS Instruments Server</dc:title>
    <dc:date>2018-05-31T16:16:59</dc:date>
    <dc:creator>Troy Bowman</dc:creator>
    <meta:document-statistic meta:object-count="234"/>
  </office:meta>
</office:document-meta>
</file>